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2" style:family="graphic" style:parent-style-name="objectwithoutfill">
      <style:graphic-properties svg:stroke-width="0.04cm" svg:stroke-color="#000000" draw:marker-start-width="0.26cm" draw:marker-end="" draw:marker-end-width="0.26cm" draw:fill="solid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 fo:min-height="12.563cm" fo:min-width="13.526cm"/>
    </style:style>
    <style:style style:name="gr4" style:family="graphic" style:parent-style-name="standard">
      <style:graphic-properties draw:stroke="none" svg:stroke-color="#000000" draw:fill="none" draw:fill-color="#ffffff" fo:min-height="0.75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standard">
      <style:graphic-properties draw:stroke="solid" draw:fill="none" draw:textarea-horizontal-align="justify" draw:textarea-vertical-align="middle" draw:auto-grow-height="false" fo:min-height="7.31cm" fo:min-width="18.641cm"/>
    </style:style>
    <style:style style:name="gr7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8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9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0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1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2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0.713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0.692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justify" draw:textarea-vertical-align="middle" draw:auto-grow-height="false" fo:min-height="7.804cm" fo:min-width="13.827cm"/>
    </style:style>
    <style:style style:name="gr25" style:family="graphic" style:parent-style-name="standard">
      <style:graphic-properties svg:stroke-width="0.1cm" svg:stroke-color="#000000" draw:marker-start-width="0.09cm" draw:marker-end-width="0.09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26" style:family="graphic" style:parent-style-name="standard" style:list-style-name="L1">
      <style:graphic-properties svg:stroke-width="0.1cm" svg:stroke-color="#000000" draw:marker-start-width="0.09cm" draw:marker-end-width="0.09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27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28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29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30" style:family="graphic" style:parent-style-name="objectwithoutfill">
      <style:graphic-properties svg:stroke-width="0.1cm" svg:stroke-color="#000000" draw:marker-start-width="0.09cm" draw:marker-end="" draw:marker-end-width="0.09cm" draw:fill="solid" draw:textarea-vertical-align="middle" fo:padding-top="0.175cm" fo:padding-bottom="0.175cm" fo:padding-left="0.3cm" fo:padding-right="0.3cm"/>
    </style:style>
    <style:style style:name="gr31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32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fo:min-height="0.713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fo:min-height="0.692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44" style:family="graphic" style:parent-style-name="standard" style:list-style-name="L1">
      <style:graphic-properties svg:stroke-width="0.1cm" svg:stroke-color="#000000" draw:marker-start-width="0.09cm" draw:marker-end-width="0.09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45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46" style:family="graphic" style:parent-style-name="standard" style:list-style-name="L1">
      <style:graphic-properties svg:stroke-width="0.1cm" svg:stroke-color="#000000" draw:marker-start-width="0.15cm" draw:marker-end-width="0.15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47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48" style:family="graphic" style:parent-style-name="standard" style:list-style-name="L1">
      <style:graphic-properties svg:stroke-width="0.1cm" svg:stroke-color="#000000" draw:marker-start-width="0.15cm" draw:marker-end-width="0.15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49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50" style:family="graphic" style:parent-style-name="objectwithoutfill">
      <style:graphic-properties svg:stroke-width="0.1cm" svg:stroke-color="#000000" draw:marker-start-width="0.35cm" draw:marker-end="" draw:marker-end-width="0.35cm" draw:fill="solid" draw:textarea-vertical-align="middle" fo:padding-top="0.175cm" fo:padding-bottom="0.175cm" fo:padding-left="0.3cm" fo:padding-right="0.3cm"/>
    </style:style>
    <style:style style:name="gr51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56" style:family="graphic" style:parent-style-name="standard" style:list-style-name="L1">
      <style:graphic-properties draw:stroke="none" svg:stroke-width="0.1cm" svg:stroke-color="#000000" draw:marker-start-width="0.15cm" draw:marker-end-width="0.15cm" draw:fill="none" draw:fill-color="#ffffff" fo:min-height="0.2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fo:min-height="0.713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fo:min-height="0.692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62" style:family="graphic" style:parent-style-name="standard" style:list-style-name="L1">
      <style:graphic-properties svg:stroke-width="0.1cm" svg:stroke-color="#000000" draw:marker-start-width="0.09cm" draw:marker-end-width="0.09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63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64" style:family="graphic" style:parent-style-name="standard" style:list-style-name="L1">
      <style:graphic-properties svg:stroke-width="0.1cm" svg:stroke-color="#000000" draw:marker-start-width="0.15cm" draw:marker-end-width="0.15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65" style:family="graphic" style:parent-style-name="standard" style:list-style-name="L1">
      <style:graphic-properties svg:stroke-width="0.1cm" svg:stroke-color="#000000" draw:marker-start-width="0.09cm" draw:marker-end-width="0.09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66" style:family="graphic" style:parent-style-name="standard" style:list-style-name="L1">
      <style:graphic-properties svg:stroke-width="0.1cm" svg:stroke-color="#000000" draw:marker-start-width="0.15cm" draw:marker-end-width="0.15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67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73" style:family="graphic" style:parent-style-name="standard" style:list-style-name="L1">
      <style:graphic-properties draw:stroke="none" svg:stroke-width="0.1cm" svg:stroke-color="#000000" draw:marker-start-width="0.15cm" draw:marker-end-width="0.15cm" draw:fill="none" draw:fill-color="#ffffff" fo:min-height="0.25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fo:min-height="0.713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fo:min-height="0.692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79" style:family="graphic" style:parent-style-name="standard" style:list-style-name="L1">
      <style:graphic-properties svg:stroke-width="0.1cm" svg:stroke-color="#000000" draw:marker-start-width="0.09cm" draw:marker-end-width="0.09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80" style:family="graphic" style:parent-style-name="standard" style:list-style-name="L1">
      <style:graphic-properties svg:stroke-width="0.1cm" svg:stroke-color="#000000" draw:marker-start-width="0.09cm" draw:marker-end-width="0.09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81" style:family="graphic" style:parent-style-name="standard" style:list-style-name="L1">
      <style:graphic-properties svg:stroke-width="0.1cm" svg:stroke-color="#000000" draw:marker-start-width="0.15cm" draw:marker-end-width="0.15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82" style:family="graphic" style:parent-style-name="standard" style:list-style-name="L1">
      <style:graphic-properties svg:stroke-width="0.1cm" svg:stroke-color="#000000" draw:marker-start-width="0.09cm" draw:marker-end-width="0.09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83" style:family="graphic" style:parent-style-name="standard" style:list-style-name="L1">
      <style:graphic-properties svg:stroke-width="0.1cm" svg:stroke-color="#000000" draw:marker-start-width="0.15cm" draw:marker-end-width="0.15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84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90" style:family="graphic" style:parent-style-name="standard" style:list-style-name="L1">
      <style:graphic-properties draw:stroke="none" svg:stroke-width="0.1cm" svg:stroke-color="#000000" draw:marker-start-width="0.15cm" draw:marker-end-width="0.15cm" draw:fill="none" draw:fill-color="#ffffff" fo:min-height="0.25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fo:min-height="0.713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fo:min-height="0.692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96" style:family="graphic" style:parent-style-name="standard" style:list-style-name="L1">
      <style:graphic-properties svg:stroke-width="0.1cm" svg:stroke-color="#000000" draw:marker-start-width="0.09cm" draw:marker-end-width="0.09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97" style:family="graphic" style:parent-style-name="standard" style:list-style-name="L1">
      <style:graphic-properties svg:stroke-width="0.1cm" svg:stroke-color="#000000" draw:marker-start-width="0.15cm" draw:marker-end-width="0.15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98" style:family="graphic" style:parent-style-name="standard" style:list-style-name="L1">
      <style:graphic-properties svg:stroke-width="0.1cm" svg:stroke-color="#000000" draw:marker-start-width="0.15cm" draw:marker-end-width="0.15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99" style:family="graphic" style:parent-style-name="objectwithoutfill">
      <style:graphic-properties svg:stroke-width="0.1cm" svg:stroke-color="#000000" draw:marker-start-width="0.15cm" draw:marker-end="" draw:marker-end-width="0.15cm" draw:fill="solid" draw:textarea-vertical-align="middle" fo:padding-top="0.175cm" fo:padding-bottom="0.175cm" fo:padding-left="0.3cm" fo:padding-right="0.3cm"/>
    </style:style>
    <style:style style:name="gr100" style:family="graphic" style:parent-style-name="standard" style:list-style-name="L1">
      <style:graphic-properties svg:stroke-width="0.1cm" svg:stroke-color="#000000" draw:marker-start-width="0.09cm" draw:marker-end-width="0.09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101" style:family="graphic" style:parent-style-name="standard" style:list-style-name="L1">
      <style:graphic-properties svg:stroke-width="0.1cm" svg:stroke-color="#000000" draw:marker-start-width="0.15cm" draw:marker-end-width="0.15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102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108" style:family="graphic" style:parent-style-name="standard" style:list-style-name="L1">
      <style:graphic-properties draw:stroke="none" svg:stroke-width="0.1cm" svg:stroke-color="#000000" draw:marker-start-width="0.15cm" draw:marker-end-width="0.15cm" draw:fill="none" draw:fill-color="#ffffff" fo:min-height="0.25cm"/>
      <style:paragraph-properties style:writing-mode="lr-tb"/>
    </style:style>
    <style:style style:name="gr109" style:family="graphic" style:parent-style-name="standard" style:list-style-name="L1">
      <style:graphic-properties draw:stroke="none" svg:stroke-color="#000000" draw:fill="none" draw:fill-color="#ffffff" fo:min-height="0.713cm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fo:min-height="0.692cm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114" style:family="graphic" style:parent-style-name="standard" style:list-style-name="L1">
      <style:graphic-properties svg:stroke-width="0.1cm" svg:stroke-color="#000000" draw:marker-start-width="0.09cm" draw:marker-end-width="0.09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115" style:family="graphic" style:parent-style-name="standard" style:list-style-name="L1">
      <style:graphic-properties svg:stroke-width="0.1cm" svg:stroke-color="#000000" draw:marker-start-width="0.15cm" draw:marker-end-width="0.15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116" style:family="graphic" style:parent-style-name="standard" style:list-style-name="L1">
      <style:graphic-properties svg:stroke-width="0.1cm" svg:stroke-color="#000000" draw:marker-start-width="0.15cm" draw:marker-end-width="0.15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117" style:family="graphic" style:parent-style-name="standard" style:list-style-name="L1">
      <style:graphic-properties svg:stroke-width="0.1cm" svg:stroke-color="#000000" draw:marker-start-width="0.09cm" draw:marker-end-width="0.09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118" style:family="graphic" style:parent-style-name="standard" style:list-style-name="L1">
      <style:graphic-properties svg:stroke-width="0.1cm" svg:stroke-color="#000000" draw:marker-start-width="0.15cm" draw:marker-end-width="0.15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119" style:family="graphic" style:parent-style-name="standard" style:list-style-name="L1">
      <style:graphic-properties svg:stroke-width="0.1cm" svg:stroke-color="#000000" draw:marker-start-width="0.09cm" draw:marker-end-width="0.09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120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121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122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123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124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125" style:family="graphic" style:parent-style-name="standard" style:list-style-name="L1">
      <style:graphic-properties draw:stroke="none" svg:stroke-width="0.1cm" svg:stroke-color="#000000" draw:marker-start-width="0.15cm" draw:marker-end-width="0.15cm" draw:fill="none" draw:fill-color="#ffffff" fo:min-height="0.25cm"/>
      <style:paragraph-properties style:writing-mode="lr-tb"/>
    </style:style>
    <style:style style:name="gr126" style:family="graphic" style:parent-style-name="standard" style:list-style-name="L1">
      <style:graphic-properties draw:stroke="none" svg:stroke-color="#000000" draw:fill="none" draw:fill-color="#ffffff" fo:min-height="0.713cm"/>
      <style:paragraph-properties style:writing-mode="lr-tb"/>
    </style:style>
    <style:style style:name="gr127" style:family="graphic" style:parent-style-name="standard" style:list-style-name="L1">
      <style:graphic-properties draw:stroke="none" svg:stroke-color="#000000" draw:fill="none" draw:fill-color="#ffffff" fo:min-height="0.692cm"/>
      <style:paragraph-properties style:writing-mode="lr-tb"/>
    </style:style>
    <style:style style:name="gr128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129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130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="none"/>
      <style:paragraph-properties fo:text-align="center" style:writing-mode="lr-tb"/>
      <style:text-properties fo:font-size="18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  <style:text-properties style:font-name="Arial1" fo:font-size="18pt" style:font-size-asian="18pt" style:font-size-complex="18pt"/>
    </style:style>
    <style:style style:name="P6" style:family="paragraph">
      <loext:graphic-properties draw:fill="none"/>
      <style:paragraph-properties fo:text-align="center" style:writing-mode="lr-tb"/>
      <style:text-properties style:font-name="Arial1" fo:font-size="18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  <style:text-properties style:font-name="Arial1" fo:font-size="18pt" style:font-size-asian="18pt" style:font-size-complex="18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size="18pt"/>
    </style:style>
    <style:style style:name="T2" style:family="text">
      <style:text-properties style:font-name="Arial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1" draw:id="id1" draw:layer="layout" svg:width="1.5cm" svg:height="1.5cm" svg:x="9.824cm" svg:y="4.616cm">
            <draw:glue-point draw:id="12" svg:x="4.68cm" svg:y="1.84cm"/>
            <text:p text:style-name="P1"><text:span text:style-name="T1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2" draw:id="id2" draw:layer="layout" svg:width="1.5cm" svg:height="1.5cm" svg:x="9.824cm" svg:y="7.716cm">
            <text:p text:style-name="P1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3" draw:id="id3" draw:layer="layout" svg:width="1.5cm" svg:height="1.5cm" svg:x="12.941cm" svg:y="7.716cm">
            <text:p text:style-name="P1"><text:span text:style-name="T1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0.574cm" svg:y1="6.116cm" svg:x2="10.574cm" svg:y2="7.716cm" draw:start-shape="id1" draw:start-glue-point="8" draw:end-shape="id2" draw:end-glue-point="4" svg:d="M10574 6116v1600" svg:viewBox="0 0 1 1601">
            <text:p/>
          </draw:connector>
          <draw:connector draw:style-name="gr2" draw:text-style-name="P3" draw:layer="layout" draw:type="line" svg:x1="12.941cm" svg:y1="8.466cm" svg:x2="11.324cm" svg:y2="8.466cm" draw:start-shape="id3" draw:start-glue-point="6" draw:end-shape="id2" draw:end-glue-point="10" svg:d="M12941 8466h-1617" svg:viewBox="0 0 1618 1">
            <text:p/>
          </draw:connector>
          <draw:connector draw:style-name="gr2" draw:text-style-name="P3" draw:layer="layout" draw:type="line" svg:x1="11.324cm" svg:y1="5.366cm" svg:x2="12.924cm" svg:y2="5.366cm" draw:start-shape="id1" draw:start-glue-point="10" svg:d="M11324 5366h1600" svg:viewBox="0 0 1601 1">
            <text:p/>
          </draw:connector>
          <draw:connector draw:style-name="gr2" draw:text-style-name="P3" draw:layer="layout" draw:type="line" svg:x1="13.691cm" svg:y1="7.716cm" svg:x2="13.683cm" svg:y2="6.116cm" draw:start-shape="id3" draw:start-glue-point="4" svg:d="M13691 7716l-8-1600" svg:viewBox="0 0 9 1601">
            <text:p/>
          </draw:connector>
          <draw:custom-shape draw:style-name="gr1" draw:text-style-name="P2" draw:layer="layout" svg:width="1.5cm" svg:height="1.5cm" svg:x="12.941cm" svg:y="4.616cm">
            <draw:glue-point draw:id="12" svg:x="4.68cm" svg:y="1.84cm"/>
            <text:p text:style-name="P1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4" draw:id="id4" draw:layer="layout" svg:width="1.5cm" svg:height="1.5cm" svg:x="16.058cm" svg:y="7.716cm">
            <text:p text:style-name="P1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4.441cm" svg:y1="5.366cm" svg:x2="16.041cm" svg:y2="5.366cm" svg:d="M14441 5366h1600" svg:viewBox="0 0 1601 1">
            <text:p/>
          </draw:connector>
          <draw:connector draw:style-name="gr2" draw:text-style-name="P3" draw:layer="layout" draw:type="line" svg:x1="16.808cm" svg:y1="7.716cm" svg:x2="16.8cm" svg:y2="6.116cm" draw:start-shape="id4" draw:start-glue-point="4" svg:d="M16808 7716l-8-1600" svg:viewBox="0 0 9 1601">
            <text:p/>
          </draw:connector>
          <draw:custom-shape draw:style-name="gr1" draw:text-style-name="P2" draw:layer="layout" svg:width="1.5cm" svg:height="1.5cm" svg:x="16.058cm" svg:y="4.616cm">
            <draw:glue-point draw:id="12" svg:x="4.68cm" svg:y="1.84cm"/>
            <text:p text:style-name="P1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5" draw:id="id5" draw:layer="layout" svg:width="1.5cm" svg:height="1.5cm" svg:x="19.175cm" svg:y="7.717cm">
            <text:p text:style-name="P1"><text:span text:style-name="T1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7.558cm" svg:y1="5.367cm" svg:x2="19.158cm" svg:y2="5.367cm" svg:d="M17558 5367h1600" svg:viewBox="0 0 1601 1">
            <text:p/>
          </draw:connector>
          <draw:connector draw:style-name="gr2" draw:text-style-name="P3" draw:layer="layout" draw:type="line" svg:x1="19.925cm" svg:y1="7.717cm" svg:x2="19.917cm" svg:y2="6.117cm" draw:start-shape="id5" draw:start-glue-point="4" svg:d="M19925 7717l-8-1600" svg:viewBox="0 0 9 1601">
            <text:p/>
          </draw:connector>
          <draw:custom-shape draw:style-name="gr1" draw:text-style-name="P2" xml:id="id14" draw:id="id14" draw:layer="layout" svg:width="1.5cm" svg:height="1.5cm" svg:x="19.175cm" svg:y="4.617cm">
            <draw:glue-point draw:id="12" svg:x="4.68cm" svg:y="1.84cm"/>
            <text:p text:style-name="P1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6" draw:id="id6" draw:layer="layout" svg:width="1.5cm" svg:height="1.5cm" svg:x="9.825cm" svg:y="10.816cm">
            <text:p text:style-name="P1"><text:span text:style-name="T1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7" draw:id="id7" draw:layer="layout" svg:width="1.5cm" svg:height="1.5cm" svg:x="12.942cm" svg:y="10.816cm">
            <text:p text:style-name="P1"><text:span text:style-name="T1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0.575cm" svg:y1="9.216cm" svg:x2="10.575cm" svg:y2="10.816cm" draw:end-shape="id6" draw:end-glue-point="4" svg:d="M10575 9216v1600" svg:viewBox="0 0 1 1601">
            <text:p/>
          </draw:connector>
          <draw:connector draw:style-name="gr2" draw:text-style-name="P3" draw:layer="layout" draw:type="line" svg:x1="12.942cm" svg:y1="11.566cm" svg:x2="11.325cm" svg:y2="11.566cm" draw:start-shape="id7" draw:start-glue-point="6" draw:end-shape="id6" draw:end-glue-point="10" svg:d="M12942 11566h-1617" svg:viewBox="0 0 1618 1">
            <text:p/>
          </draw:connector>
          <draw:connector draw:style-name="gr2" draw:text-style-name="P3" draw:layer="layout" draw:type="line" svg:x1="14.223cm" svg:y1="11.035cm" svg:x2="16.277cm" svg:y2="8.997cm" draw:start-shape="id7" draw:start-glue-point="11" draw:end-shape="id4" draw:end-glue-point="7" svg:d="M14223 11035l2054-2038" svg:viewBox="0 0 2055 2039">
            <text:p/>
          </draw:connector>
          <draw:custom-shape draw:style-name="gr1" draw:text-style-name="P2" xml:id="id8" draw:id="id8" draw:layer="layout" svg:width="1.5cm" svg:height="1.5cm" svg:x="16.059cm" svg:y="10.816cm">
            <text:p text:style-name="P1"><text:span text:style-name="T1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6.059cm" svg:y1="11.566cm" svg:x2="14.442cm" svg:y2="11.566cm" draw:start-shape="id8" draw:start-glue-point="6" svg:d="M16059 11566h-1617" svg:viewBox="0 0 1618 1">
            <text:p/>
          </draw:connector>
          <draw:connector draw:style-name="gr2" draw:text-style-name="P3" draw:layer="layout" draw:type="line" svg:x1="16.809cm" svg:y1="10.816cm" svg:x2="16.801cm" svg:y2="9.216cm" draw:start-shape="id8" draw:start-glue-point="4" svg:d="M16809 10816l-8-1600" svg:viewBox="0 0 9 1601">
            <text:p/>
          </draw:connector>
          <draw:custom-shape draw:style-name="gr1" draw:text-style-name="P2" xml:id="id9" draw:id="id9" draw:layer="layout" svg:width="1.5cm" svg:height="1.5cm" svg:x="19.176cm" svg:y="10.817cm">
            <text:p text:style-name="P1"><text:span text:style-name="T1">1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9.176cm" svg:y1="11.567cm" svg:x2="17.559cm" svg:y2="11.567cm" draw:start-shape="id9" draw:start-glue-point="6" svg:d="M19176 11567h-1617" svg:viewBox="0 0 1618 1">
            <text:p/>
          </draw:connector>
          <draw:connector draw:style-name="gr2" draw:text-style-name="P3" draw:layer="layout" draw:type="line" svg:x1="19.926cm" svg:y1="10.817cm" svg:x2="19.918cm" svg:y2="9.217cm" draw:start-shape="id9" draw:start-glue-point="4" svg:d="M19926 10817l-8-1600" svg:viewBox="0 0 9 1601">
            <text:p/>
          </draw:connector>
          <draw:custom-shape draw:style-name="gr1" draw:text-style-name="P2" xml:id="id10" draw:id="id10" draw:layer="layout" svg:width="1.5cm" svg:height="1.5cm" svg:x="9.827cm" svg:y="13.916cm">
            <text:p text:style-name="P1"><text:span text:style-name="T1">1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11" draw:id="id11" draw:layer="layout" svg:width="1.5cm" svg:height="1.5cm" svg:x="12.944cm" svg:y="13.916cm">
            <text:p text:style-name="P1"><text:span text:style-name="T1">1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0.577cm" svg:y1="12.316cm" svg:x2="10.577cm" svg:y2="13.916cm" draw:end-shape="id10" draw:end-glue-point="4" svg:d="M10577 12316v1600" svg:viewBox="0 0 1 1601">
            <text:p/>
          </draw:connector>
          <draw:connector draw:style-name="gr2" draw:text-style-name="P3" draw:layer="layout" draw:type="line" svg:x1="12.944cm" svg:y1="14.666cm" svg:x2="11.327cm" svg:y2="14.666cm" draw:start-shape="id11" draw:start-glue-point="6" draw:end-shape="id10" draw:end-glue-point="10" svg:d="M12944 14666h-1617" svg:viewBox="0 0 1618 1">
            <text:p/>
          </draw:connector>
          <draw:connector draw:style-name="gr2" draw:text-style-name="P3" draw:layer="layout" draw:type="line" svg:x1="13.163cm" svg:y1="14.135cm" svg:x2="11.106cm" svg:y2="12.097cm" draw:start-shape="id11" draw:start-glue-point="5" draw:end-shape="id6" draw:end-glue-point="9" svg:d="M13163 14135l-2057-2038" svg:viewBox="0 0 2058 2039">
            <text:p/>
          </draw:connector>
          <draw:custom-shape draw:style-name="gr1" draw:text-style-name="P2" xml:id="id12" draw:id="id12" draw:layer="layout" svg:width="1.5cm" svg:height="1.5cm" svg:x="16.061cm" svg:y="13.916cm">
            <text:p text:style-name="P1"><text:span text:style-name="T1">1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6.811cm" svg:y1="13.916cm" svg:x2="16.803cm" svg:y2="12.316cm" draw:start-shape="id12" draw:start-glue-point="4" svg:d="M16811 13916l-8-1600" svg:viewBox="0 0 9 1601">
            <text:p/>
          </draw:connector>
          <draw:custom-shape draw:style-name="gr1" draw:text-style-name="P2" xml:id="id13" draw:id="id13" draw:layer="layout" svg:width="1.5cm" svg:height="1.5cm" svg:x="19.178cm" svg:y="13.917cm">
            <text:p text:style-name="P1"><text:span text:style-name="T1">1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9.928cm" svg:y1="13.917cm" svg:x2="19.92cm" svg:y2="12.317cm" draw:start-shape="id13" draw:start-glue-point="4" svg:d="M19928 13917l-8-1600" svg:viewBox="0 0 9 1601">
            <text:p/>
          </draw:connector>
          <draw:connector draw:style-name="gr2" draw:text-style-name="P3" draw:layer="layout" draw:type="line" svg:x1="14.225cm" svg:y1="14.135cm" svg:x2="16.278cm" svg:y2="12.097cm" draw:start-shape="id11" draw:start-glue-point="11" draw:end-shape="id8" draw:end-glue-point="7" svg:d="M14225 14135l2053-2038" svg:viewBox="0 0 2054 2039">
            <text:p/>
          </draw:connector>
          <draw:connector draw:style-name="gr2" draw:text-style-name="P3" draw:layer="layout" draw:type="line" svg:x1="17.339cm" svg:y1="7.935cm" svg:x2="19.394cm" svg:y2="5.898cm" draw:start-shape="id4" draw:start-glue-point="11" draw:end-shape="id14" draw:end-glue-point="7" svg:d="M17339 7935l2055-2037" svg:viewBox="0 0 2056 2038">
            <text:p/>
          </draw:connector>
          <draw:connector draw:style-name="gr2" draw:text-style-name="P3" draw:layer="layout" draw:type="line" svg:x1="11.106cm" svg:y1="11.035cm" svg:x2="13.16cm" svg:y2="8.997cm" draw:start-shape="id6" draw:start-glue-point="11" draw:end-shape="id3" draw:end-glue-point="7" svg:d="M11106 11035l2054-2038" svg:viewBox="0 0 2055 2039">
            <text:p/>
          </draw:connector>
          <draw:connector draw:style-name="gr2" draw:text-style-name="P3" draw:layer="layout" draw:type="line" svg:x1="13.16cm" svg:y1="7.935cm" svg:x2="11.105cm" svg:y2="5.897cm" draw:start-shape="id3" draw:start-glue-point="5" draw:end-shape="id1" draw:end-glue-point="9" svg:d="M13160 7935l-2055-2038" svg:viewBox="0 0 2056 2039">
            <text:p/>
          </draw:connector>
          <draw:custom-shape draw:style-name="gr3" draw:text-style-name="P4" draw:layer="layout" svg:width="14.026cm" svg:height="12.813cm" svg:x="8.551cm" svg:y="3.6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2" draw:style-name="dp1" draw:master-page-name="Default">
        <draw:custom-shape draw:style-name="gr1" draw:text-style-name="P6" xml:id="id21" draw:id="id21" draw:layer="layout" svg:width="1.5cm" svg:height="1.5cm" svg:x="8.338cm" svg:y="6.824cm">
          <text:p text:style-name="P5"><text:span text:style-name="T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19" draw:id="id19" draw:layer="layout" svg:width="1.5cm" svg:height="1.5cm" svg:x="14.1cm" svg:y="6.825cm">
          <text:p text:style-name="P5"><text:span text:style-name="T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20" draw:id="id20" draw:layer="layout" svg:width="1.5cm" svg:height="1.5cm" svg:x="5.457cm" svg:y="9.69cm">
          <text:p text:style-name="P5"><text:span text:style-name="T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4.102cm" svg:y1="13.306cm" svg:x2="9.84cm" svg:y2="13.305cm" draw:start-shape="id15" draw:start-glue-point="6" draw:end-shape="id16" draw:end-glue-point="10" svg:d="M14102 13306l-4262-1" svg:viewBox="0 0 4263 2">
          <text:p/>
        </draw:connector>
        <draw:custom-shape draw:style-name="gr1" draw:text-style-name="P6" xml:id="id17" draw:id="id17" draw:layer="layout" svg:width="1.5cm" svg:height="1.5cm" svg:x="11.22cm" svg:y="9.69cm">
          <text:p text:style-name="P5"><text:span text:style-name="T2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4.321cm" svg:y1="12.775cm" svg:x2="12.501cm" svg:y2="10.971cm" draw:start-shape="id15" draw:start-glue-point="5" draw:end-shape="id17" draw:end-glue-point="9" svg:d="M14321 12775l-1820-1804" svg:viewBox="0 0 1821 1805">
          <text:p/>
        </draw:connector>
        <draw:connector draw:style-name="gr2" draw:text-style-name="P3" draw:layer="layout" draw:type="line" svg:x1="20.084cm" svg:y1="12.776cm" svg:x2="15.381cm" svg:y2="8.106cm" draw:start-shape="id18" draw:start-glue-point="5" draw:end-shape="id19" draw:end-glue-point="9" svg:d="M20084 12776l-4703-4670" svg:viewBox="0 0 4704 4671">
          <text:p/>
        </draw:connector>
        <draw:custom-shape draw:style-name="gr1" draw:text-style-name="P6" xml:id="id16" draw:id="id16" draw:layer="layout" svg:width="1.5cm" svg:height="1.5cm" svg:x="8.34cm" svg:y="12.555cm">
          <text:p text:style-name="P5"><text:span text:style-name="T2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8.559cm" svg:y1="12.774cm" svg:x2="6.738cm" svg:y2="10.971cm" draw:start-shape="id16" draw:start-glue-point="5" draw:end-shape="id20" draw:end-glue-point="9" svg:d="M8559 12774l-1821-1803" svg:viewBox="0 0 1822 1804">
          <text:p/>
        </draw:connector>
        <draw:custom-shape draw:style-name="gr1" draw:text-style-name="P6" xml:id="id15" draw:id="id15" draw:layer="layout" svg:width="1.5cm" svg:height="1.5cm" svg:x="14.102cm" svg:y="12.556cm">
          <text:p text:style-name="P5"><text:span text:style-name="T2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2.501cm" svg:y1="9.909cm" svg:x2="14.319cm" svg:y2="8.106cm" draw:start-shape="id17" draw:start-glue-point="11" draw:end-shape="id19" draw:end-glue-point="7" svg:d="M12501 9909l1818-1803" svg:viewBox="0 0 1819 1804">
          <text:p/>
        </draw:connector>
        <draw:connector draw:style-name="gr2" draw:text-style-name="P3" draw:layer="layout" draw:type="line" svg:x1="9.621cm" svg:y1="12.774cm" svg:x2="11.439cm" svg:y2="10.971cm" draw:start-shape="id16" draw:start-glue-point="11" draw:end-shape="id17" draw:end-glue-point="7" svg:d="M9621 12774l1818-1803" svg:viewBox="0 0 1819 1804">
          <text:p/>
        </draw:connector>
        <draw:connector draw:style-name="gr2" draw:text-style-name="P3" draw:layer="layout" draw:type="line" svg:x1="6.738cm" svg:y1="9.909cm" svg:x2="8.557cm" svg:y2="8.105cm" draw:start-shape="id20" draw:start-glue-point="11" draw:end-shape="id21" draw:end-glue-point="7" svg:d="M6738 9909l1819-1804" svg:viewBox="0 0 1820 1805">
          <text:p/>
        </draw:connector>
        <draw:custom-shape draw:style-name="gr1" draw:text-style-name="P6" xml:id="id22" draw:id="id22" draw:layer="layout" svg:width="1.5cm" svg:height="1.5cm" svg:x="22.744cm" svg:y="9.693cm">
          <text:p text:style-name="P5"><text:span text:style-name="T2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22.963cm" svg:y1="10.974cm" svg:x2="21.146cm" svg:y2="12.776cm" draw:start-shape="id22" draw:start-glue-point="7" draw:end-shape="id18" draw:end-glue-point="11" svg:d="M22963 10974l-1817 1802" svg:viewBox="0 0 1818 1803">
          <text:p/>
        </draw:connector>
        <draw:connector draw:style-name="gr2" draw:text-style-name="P3" draw:layer="layout" draw:type="line" svg:x1="22.963cm" svg:y1="9.912cm" svg:x2="21.143cm" svg:y2="8.107cm" draw:start-shape="id22" draw:start-glue-point="5" draw:end-shape="id23" draw:end-glue-point="9" svg:d="M22963 9912l-1820-1805" svg:viewBox="0 0 1821 1806">
          <text:p/>
        </draw:connector>
        <draw:custom-shape draw:style-name="gr1" draw:text-style-name="P6" xml:id="id18" draw:id="id18" draw:layer="layout" svg:width="1.5cm" svg:height="1.5cm" svg:x="19.865cm" svg:y="12.557cm">
          <text:p text:style-name="P5"><text:span text:style-name="T2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9.865cm" svg:y1="13.307cm" svg:x2="15.602cm" svg:y2="13.306cm" draw:start-shape="id18" draw:start-glue-point="6" draw:end-shape="id15" draw:end-glue-point="10" svg:d="M19865 13307l-4263-1" svg:viewBox="0 0 4264 2">
          <text:p/>
        </draw:connector>
        <draw:custom-shape draw:style-name="gr1" draw:text-style-name="P6" xml:id="id23" draw:id="id23" draw:layer="layout" svg:width="1.5cm" svg:height="1.5cm" svg:x="19.862cm" svg:y="6.826cm">
          <text:p text:style-name="P5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4.1cm" svg:y1="7.575cm" svg:x2="9.838cm" svg:y2="7.574cm" draw:start-shape="id19" draw:start-glue-point="6" draw:end-shape="id21" draw:end-glue-point="10" svg:d="M14100 7575l-4262-1" svg:viewBox="0 0 4263 2">
          <text:p/>
        </draw:connector>
        <draw:connector draw:style-name="gr2" draw:text-style-name="P3" draw:layer="layout" draw:type="line" svg:x1="19.862cm" svg:y1="7.576cm" svg:x2="15.6cm" svg:y2="7.575cm" draw:start-shape="id23" draw:start-glue-point="6" draw:end-shape="id19" draw:end-glue-point="10" svg:d="M19862 7576l-4262-1" svg:viewBox="0 0 4263 2">
          <text:p/>
        </draw:connector>
        <draw:connector draw:style-name="gr2" draw:text-style-name="P3" draw:layer="layout" draw:type="line" svg:x1="9.09cm" svg:y1="12.555cm" svg:x2="9.088cm" svg:y2="8.324cm" draw:start-shape="id16" draw:start-glue-point="4" draw:end-shape="id21" draw:end-glue-point="8" svg:d="M9090 12555l-2-4231" svg:viewBox="0 0 3 4232">
          <text:p/>
        </draw:connector>
        <draw:connector draw:style-name="gr2" draw:text-style-name="P3" draw:layer="layout" draw:type="line" svg:x1="20.615cm" svg:y1="12.557cm" svg:x2="20.612cm" svg:y2="8.326cm" draw:start-shape="id18" draw:start-glue-point="4" draw:end-shape="id23" draw:end-glue-point="8" svg:d="M20615 12557l-3-4231" svg:viewBox="0 0 4 4232">
          <text:p/>
        </draw:connector>
        <draw:frame draw:style-name="gr4" draw:text-style-name="P7" draw:layer="measurelines" svg:width="0.827cm" svg:height="1.001cm" svg:x="6.832cm" svg:y="8.248cm">
          <draw:text-box>
            <text:p><text:span text:style-name="T2">4</text:span></text:p>
          </draw:text-box>
        </draw:frame>
        <draw:frame draw:style-name="gr5" draw:text-style-name="P7" draw:layer="measurelines" svg:width="1.203cm" svg:height="0.962cm" svg:x="8.001cm" svg:y="9.958cm">
          <draw:text-box>
            <text:p><text:span text:style-name="T2">11</text:span></text:p>
          </draw:text-box>
        </draw:frame>
        <draw:frame draw:style-name="gr4" draw:text-style-name="P7" draw:layer="measurelines" svg:width="0.827cm" svg:height="1.001cm" svg:x="6.832cm" svg:y="11.657cm">
          <draw:text-box>
            <text:p><text:span text:style-name="T2">8</text:span></text:p>
          </draw:text-box>
        </draw:frame>
        <draw:frame draw:style-name="gr4" draw:text-style-name="P7" draw:layer="measurelines" svg:width="0.827cm" svg:height="1.001cm" svg:x="11.556cm" svg:y="6.635cm">
          <draw:text-box>
            <text:p><text:span text:style-name="T2">8</text:span></text:p>
          </draw:text-box>
        </draw:frame>
        <draw:frame draw:style-name="gr4" draw:text-style-name="P7" draw:layer="measurelines" svg:width="0.827cm" svg:height="1.001cm" svg:x="17.318cm" svg:y="6.636cm">
          <draw:text-box>
            <text:p><text:span text:style-name="T2">7</text:span></text:p>
          </draw:text-box>
        </draw:frame>
        <draw:frame draw:style-name="gr4" draw:text-style-name="P7" draw:layer="measurelines" svg:width="0.827cm" svg:height="1.001cm" svg:x="12.732cm" svg:y="8.106cm">
          <draw:text-box>
            <text:p><text:span text:style-name="T2">2</text:span></text:p>
          </draw:text-box>
        </draw:frame>
        <draw:frame draw:style-name="gr4" draw:text-style-name="P7" draw:layer="measurelines" svg:width="0.827cm" svg:height="1.001cm" svg:x="13.384cm" svg:y="11.198cm">
          <draw:text-box>
            <text:p><text:span text:style-name="T2">6</text:span></text:p>
          </draw:text-box>
        </draw:frame>
        <draw:frame draw:style-name="gr4" draw:text-style-name="P7" draw:layer="measurelines" svg:width="0.827cm" svg:height="1.001cm" svg:x="9.753cm" svg:y="11.198cm">
          <draw:text-box>
            <text:p><text:span text:style-name="T2">7</text:span></text:p>
          </draw:text-box>
        </draw:frame>
        <draw:frame draw:style-name="gr4" draw:text-style-name="P7" draw:layer="measurelines" svg:width="0.827cm" svg:height="1.001cm" svg:x="11.558cm" svg:y="13.364cm">
          <draw:text-box>
            <text:p><text:span text:style-name="T2">1</text:span></text:p>
          </draw:text-box>
        </draw:frame>
        <draw:frame draw:style-name="gr4" draw:text-style-name="P7" draw:layer="measurelines" svg:width="0.827cm" svg:height="1.001cm" svg:x="17.32cm" svg:y="13.365cm">
          <draw:text-box>
            <text:p><text:span text:style-name="T2">2</text:span></text:p>
          </draw:text-box>
        </draw:frame>
        <draw:frame draw:style-name="gr4" draw:text-style-name="P7" draw:layer="measurelines" svg:width="0.827cm" svg:height="1.001cm" svg:x="16.581cm" svg:y="9.928cm">
          <draw:text-box>
            <text:p><text:span text:style-name="T2">4</text:span></text:p>
          </draw:text-box>
        </draw:frame>
        <draw:frame draw:style-name="gr5" draw:text-style-name="P7" draw:layer="measurelines" svg:width="1.223cm" svg:height="0.962cm" svg:x="19.389cm" svg:y="9.96cm">
          <draw:text-box>
            <text:p><text:span text:style-name="T2">14</text:span></text:p>
          </draw:text-box>
        </draw:frame>
        <draw:frame draw:style-name="gr5" draw:text-style-name="P7" draw:layer="measurelines" svg:width="0.786cm" svg:height="0.962cm" svg:x="22.08cm" svg:y="8.107cm">
          <draw:text-box>
            <text:p><text:span text:style-name="T2">9</text:span></text:p>
          </draw:text-box>
        </draw:frame>
        <draw:frame draw:style-name="gr5" draw:text-style-name="P7" draw:layer="measurelines" svg:width="1.315cm" svg:height="0.962cm" svg:x="21.931cm" svg:y="11.776cm">
          <draw:text-box>
            <text:p><text:span text:style-name="T2">10</text:span></text:p>
          </draw:text-box>
        </draw:frame>
        <draw:custom-shape draw:style-name="gr6" draw:text-style-name="P4" draw:layer="measurelines" svg:width="19.141cm" svg:height="7.56cm" svg:x="5.28cm" svg:y="6.673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g>
          <draw:g>
            <draw:custom-shape draw:style-name="gr1" draw:text-style-name="P6" xml:id="id24" draw:id="id24" draw:layer="layout" svg:width="1.5cm" svg:height="1.5cm" svg:x="7.866cm" svg:y="6.619cm">
              <draw:glue-point draw:id="12" svg:x="4.68cm" svg:y="1.84cm"/>
              <text:p text:style-name="P5"><text:span text:style-name="T2">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9" xml:id="id26" draw:id="id26" draw:layer="layout" svg:width="1.5cm" svg:height="1.5cm" svg:x="10.983cm" svg:y="9.719cm">
              <text:p text:style-name="P8"><text:span text:style-name="T2">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2" draw:text-style-name="P3" draw:layer="layout" draw:type="line" svg:x1="9.366cm" svg:y1="7.369cm" svg:x2="14.1cm" svg:y2="7.369cm" draw:start-shape="id24" draw:start-glue-point="10" draw:end-shape="id25" draw:end-glue-point="6" svg:d="M9366 7369h4734" svg:viewBox="0 0 4735 1">
              <text:p/>
            </draw:connector>
            <draw:connector draw:style-name="gr2" draw:text-style-name="P3" draw:layer="layout" draw:type="line" svg:x1="12.264cm" svg:y1="9.938cm" svg:x2="14.319cm" svg:y2="7.9cm" draw:start-shape="id26" draw:start-glue-point="11" draw:end-shape="id25" draw:end-glue-point="7" svg:d="M12264 9938l2055-2038" svg:viewBox="0 0 2056 2039">
              <text:p/>
            </draw:connector>
            <draw:custom-shape draw:style-name="gr8" draw:text-style-name="P9" xml:id="id25" draw:id="id25" draw:layer="layout" svg:width="1.5cm" svg:height="1.5cm" svg:x="14.1cm" svg:y="6.619cm">
              <draw:glue-point draw:id="12" svg:x="4.68cm" svg:y="1.84cm"/>
              <text:p text:style-name="P8"><text:span text:style-name="T2">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9" xml:id="id28" draw:id="id28" draw:layer="layout" svg:width="1.5cm" svg:height="1.5cm" svg:x="17.217cm" svg:y="9.72cm">
              <text:p text:style-name="P8"><text:span text:style-name="T2">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2" draw:text-style-name="P3" draw:layer="layout" draw:type="line" svg:x1="15.6cm" svg:y1="7.37cm" svg:x2="20.334cm" svg:y2="7.37cm" draw:end-shape="id27" draw:end-glue-point="6" svg:d="M15600 7370h4734" svg:viewBox="0 0 4735 1">
              <text:p/>
            </draw:connector>
            <draw:connector draw:style-name="gr2" draw:text-style-name="P3" draw:layer="layout" draw:type="line" svg:x1="17.436cm" svg:y1="9.939cm" svg:x2="15.552cm" svg:y2="7.645cm" draw:start-shape="id28" draw:start-glue-point="5" draw:end-shape="id25" draw:end-glue-point="12" svg:d="M17436 9939l-1884-2294" svg:viewBox="0 0 1885 2295">
              <text:p/>
            </draw:connector>
            <draw:connector draw:style-name="gr2" draw:text-style-name="P3" draw:layer="layout" draw:type="line" svg:x1="12.483cm" svg:y1="10.469cm" svg:x2="17.217cm" svg:y2="10.47cm" draw:start-shape="id26" draw:start-glue-point="10" draw:end-shape="id28" draw:end-glue-point="6" svg:d="M12483 10469l4734 1" svg:viewBox="0 0 4735 2">
              <text:p/>
            </draw:connector>
            <draw:custom-shape draw:style-name="gr10" draw:text-style-name="P9" xml:id="id29" draw:id="id29" draw:layer="layout" svg:width="1.5cm" svg:height="1.5cm" svg:x="14.101cm" svg:y="12.819cm">
              <text:p text:style-name="P8"><text:span text:style-name="T2">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2" draw:text-style-name="P3" draw:layer="layout" draw:type="line" svg:x1="15.382cm" svg:y1="13.038cm" svg:x2="17.436cm" svg:y2="11.001cm" draw:start-shape="id29" draw:start-glue-point="11" draw:end-shape="id28" draw:end-glue-point="7" svg:d="M15382 13038l2054-2037" svg:viewBox="0 0 2055 2038">
              <text:p/>
            </draw:connector>
            <draw:connector draw:style-name="gr2" draw:text-style-name="P3" draw:layer="layout" draw:type="line" svg:x1="14.32cm" svg:y1="13.038cm" svg:x2="12.264cm" svg:y2="11cm" draw:start-shape="id29" draw:start-glue-point="5" draw:end-shape="id26" draw:end-glue-point="9" svg:d="M14320 13038l-2056-2038" svg:viewBox="0 0 2057 2039">
              <text:p/>
            </draw:connector>
            <draw:connector draw:style-name="gr2" draw:text-style-name="P3" draw:layer="layout" draw:type="line" svg:x1="11.202cm" svg:y1="9.938cm" svg:x2="9.147cm" svg:y2="7.9cm" draw:start-shape="id26" draw:start-glue-point="5" draw:end-shape="id24" draw:end-glue-point="9" svg:d="M11202 9938l-2055-2038" svg:viewBox="0 0 2056 2039">
              <text:p/>
            </draw:connector>
            <draw:custom-shape draw:style-name="gr11" draw:text-style-name="P9" xml:id="id27" draw:id="id27" draw:layer="layout" svg:width="1.5cm" svg:height="1.5cm" svg:x="20.334cm" svg:y="6.62cm">
              <draw:glue-point draw:id="12" svg:x="4.68cm" svg:y="1.84cm"/>
              <text:p text:style-name="P8"><text:span text:style-name="T2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9" xml:id="id30" draw:id="id30" draw:layer="layout" svg:width="1.5cm" svg:height="1.5cm" svg:x="20.335cm" svg:y="12.82cm">
              <text:p text:style-name="P8"><text:span text:style-name="T2">6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2" draw:text-style-name="P3" draw:layer="layout" draw:type="line" svg:x1="20.335cm" svg:y1="13.57cm" svg:x2="15.601cm" svg:y2="13.569cm" draw:start-shape="id30" draw:start-glue-point="6" draw:end-shape="id29" draw:end-glue-point="10" svg:d="M20335 13570l-4734-1" svg:viewBox="0 0 4735 2">
              <text:p/>
            </draw:connector>
            <draw:connector draw:style-name="gr2" draw:text-style-name="P3" draw:layer="layout" draw:type="line" svg:x1="20.554cm" svg:y1="13.039cm" svg:x2="18.498cm" svg:y2="11.001cm" draw:start-shape="id30" draw:start-glue-point="5" draw:end-shape="id28" draw:end-glue-point="9" svg:d="M20554 13039l-2056-2038" svg:viewBox="0 0 2057 2039">
              <text:p/>
            </draw:connector>
            <draw:connector draw:style-name="gr2" draw:text-style-name="P3" draw:layer="layout" draw:type="line" svg:x1="18.498cm" svg:y1="9.938cm" svg:x2="20.553cm" svg:y2="7.901cm" draw:end-shape="id27" draw:end-glue-point="7" svg:d="M18498 9938l2055-2037" svg:viewBox="0 0 2056 2038">
              <text:p/>
            </draw:connector>
            <draw:frame draw:style-name="gr13" draw:text-style-name="P11" draw:layer="layout" svg:width="0.853cm" svg:height="0.962cm" svg:x="11.307cm" svg:y="6.407cm">
              <draw:text-box>
                <text:p text:style-name="P10"><text:span text:style-name="T2">7</text:span></text:p>
              </draw:text-box>
            </draw:frame>
            <draw:frame draw:style-name="gr14" draw:text-style-name="P11" draw:layer="layout" svg:width="0.853cm" svg:height="0.962cm" svg:x="17.541cm" svg:y="6.408cm">
              <draw:text-box>
                <text:p text:style-name="P10"><text:span text:style-name="T2">8</text:span></text:p>
              </draw:text-box>
            </draw:frame>
            <draw:frame draw:style-name="gr15" draw:text-style-name="P11" draw:layer="layout" svg:width="0.853cm" svg:height="0.962cm" svg:x="12.511cm" svg:y="8.123cm">
              <draw:text-box>
                <text:p text:style-name="P10"><text:span text:style-name="T2">9</text:span></text:p>
              </draw:text-box>
            </draw:frame>
            <draw:frame draw:style-name="gr16" draw:text-style-name="P11" draw:layer="layout" svg:width="0.853cm" svg:height="0.962cm" svg:x="9.316cm" svg:y="8.702cm">
              <draw:text-box>
                <text:p text:style-name="P10"><text:span text:style-name="T2">5</text:span></text:p>
              </draw:text-box>
            </draw:frame>
            <draw:frame draw:style-name="gr17" draw:text-style-name="P11" draw:layer="layout" svg:width="0.853cm" svg:height="0.962cm" svg:x="16.518cm" svg:y="8.123cm">
              <draw:text-box>
                <text:p text:style-name="P10"><text:span text:style-name="T2">7</text:span></text:p>
              </draw:text-box>
            </draw:frame>
            <draw:frame draw:style-name="gr18" draw:text-style-name="P11" draw:layer="layout" svg:width="0.853cm" svg:height="0.962cm" svg:x="19.477cm" svg:y="8.702cm">
              <draw:text-box>
                <text:p text:style-name="P10"><text:span text:style-name="T2">5</text:span></text:p>
              </draw:text-box>
            </draw:frame>
            <draw:frame draw:style-name="gr19" draw:text-style-name="P11" draw:layer="layout" svg:width="1.205cm" svg:height="0.963cm" svg:x="14.248cm" svg:y="9.507cm">
              <draw:text-box>
                <text:p text:style-name="P10"><text:span text:style-name="T2">15</text:span></text:p>
              </draw:text-box>
            </draw:frame>
            <draw:frame draw:style-name="gr20" draw:text-style-name="P11" draw:layer="layout" svg:width="1.282cm" svg:height="0.962cm" svg:x="17.327cm" svg:y="13.631cm">
              <draw:text-box>
                <text:p text:style-name="P10"><text:span text:style-name="T2">11</text:span></text:p>
              </draw:text-box>
            </draw:frame>
            <draw:frame draw:style-name="gr21" draw:text-style-name="P11" draw:layer="layout" svg:width="0.853cm" svg:height="0.962cm" svg:x="19.498cm" svg:y="11.319cm">
              <draw:text-box>
                <text:p text:style-name="P10"><text:span text:style-name="T2">9</text:span></text:p>
              </draw:text-box>
            </draw:frame>
            <draw:frame draw:style-name="gr22" draw:text-style-name="P11" draw:layer="layout" svg:width="0.853cm" svg:height="0.962cm" svg:x="12.55cm" svg:y="11.914cm">
              <draw:text-box>
                <text:p text:style-name="P10"><text:span text:style-name="T2">6</text:span></text:p>
              </draw:text-box>
            </draw:frame>
            <draw:frame draw:style-name="gr23" draw:text-style-name="P11" draw:layer="layout" svg:width="0.853cm" svg:height="0.962cm" svg:x="15.616cm" svg:y="11.34cm">
              <draw:text-box>
                <text:p text:style-name="P10"><text:span text:style-name="T2">8</text:span></text:p>
              </draw:text-box>
            </draw:frame>
          </draw:g>
          <draw:custom-shape draw:style-name="gr24" draw:text-style-name="P4" draw:layer="layout" svg:width="14.327cm" svg:height="8.054cm" svg:x="7.686cm" svg:y="6.442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4" draw:style-name="dp1" draw:master-page-name="Default">
        <draw:g>
          <draw:custom-shape draw:style-name="gr25" draw:text-style-name="P6" xml:id="id31" draw:id="id31" draw:layer="layout" svg:width="1.5cm" svg:height="1.5cm" svg:x="7.866cm" svg:y="6.619cm">
            <draw:glue-point draw:id="12" svg:x="4.68cm" svg:y="1.84cm"/>
            <text:p text:style-name="P5"><text:span text:style-name="T2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9" xml:id="id33" draw:id="id33" draw:layer="layout" svg:width="1.5cm" svg:height="1.5cm" svg:x="10.983cm" svg:y="9.719cm">
            <text:p text:style-name="P8"><text:span text:style-name="T2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9.366cm" svg:y1="7.369cm" svg:x2="14.1cm" svg:y2="7.369cm" draw:start-shape="id31" draw:start-glue-point="10" draw:end-shape="id32" draw:end-glue-point="6" svg:d="M9366 7369h4734" svg:viewBox="0 0 4735 1">
            <text:p/>
          </draw:connector>
          <draw:connector draw:style-name="gr2" draw:text-style-name="P3" draw:layer="layout" draw:type="line" svg:x1="12.264cm" svg:y1="9.938cm" svg:x2="14.319cm" svg:y2="7.9cm" draw:start-shape="id33" draw:start-glue-point="11" draw:end-shape="id32" draw:end-glue-point="7" svg:d="M12264 9938l2055-2038" svg:viewBox="0 0 2056 2039">
            <text:p/>
          </draw:connector>
          <draw:custom-shape draw:style-name="gr27" draw:text-style-name="P9" xml:id="id32" draw:id="id32" draw:layer="layout" svg:width="1.5cm" svg:height="1.5cm" svg:x="14.1cm" svg:y="6.619cm">
            <draw:glue-point draw:id="12" svg:x="4.68cm" svg:y="1.84cm"/>
            <text:p text:style-name="P8"><text:span text:style-name="T2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9" xml:id="id35" draw:id="id35" draw:layer="layout" svg:width="1.5cm" svg:height="1.5cm" svg:x="17.217cm" svg:y="9.72cm">
            <text:p text:style-name="P8"><text:span text:style-name="T2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5.6cm" svg:y1="7.37cm" svg:x2="20.334cm" svg:y2="7.37cm" draw:end-shape="id34" draw:end-glue-point="6" svg:d="M15600 7370h4734" svg:viewBox="0 0 4735 1">
            <text:p/>
          </draw:connector>
          <draw:connector draw:style-name="gr2" draw:text-style-name="P3" draw:layer="layout" draw:type="line" svg:x1="17.436cm" svg:y1="9.939cm" svg:x2="15.552cm" svg:y2="7.645cm" draw:start-shape="id35" draw:start-glue-point="5" draw:end-shape="id32" draw:end-glue-point="12" svg:d="M17436 9939l-1884-2294" svg:viewBox="0 0 1885 2295">
            <text:p/>
          </draw:connector>
          <draw:connector draw:style-name="gr2" draw:text-style-name="P3" draw:layer="layout" draw:type="line" svg:x1="12.483cm" svg:y1="10.469cm" svg:x2="17.217cm" svg:y2="10.47cm" draw:start-shape="id33" draw:start-glue-point="10" draw:end-shape="id35" draw:end-glue-point="6" svg:d="M12483 10469l4734 1" svg:viewBox="0 0 4735 2">
            <text:p/>
          </draw:connector>
          <draw:custom-shape draw:style-name="gr29" draw:text-style-name="P9" xml:id="id36" draw:id="id36" draw:layer="layout" svg:width="1.5cm" svg:height="1.5cm" svg:x="14.101cm" svg:y="12.819cm">
            <text:p text:style-name="P8"><text:span text:style-name="T2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5.382cm" svg:y1="13.038cm" svg:x2="17.436cm" svg:y2="11.001cm" draw:start-shape="id36" draw:start-glue-point="11" draw:end-shape="id35" draw:end-glue-point="7" svg:d="M15382 13038l2054-2037" svg:viewBox="0 0 2055 2038">
            <text:p/>
          </draw:connector>
          <draw:connector draw:style-name="gr2" draw:text-style-name="P3" draw:layer="layout" draw:type="line" svg:x1="14.32cm" svg:y1="13.038cm" svg:x2="12.264cm" svg:y2="11cm" draw:start-shape="id36" draw:start-glue-point="5" draw:end-shape="id33" draw:end-glue-point="9" svg:d="M14320 13038l-2056-2038" svg:viewBox="0 0 2057 2039">
            <text:p/>
          </draw:connector>
          <draw:connector draw:style-name="gr30" draw:text-style-name="P3" draw:layer="layout" draw:type="line" svg:x1="11.202cm" svg:y1="9.938cm" svg:x2="9.147cm" svg:y2="7.9cm" draw:start-shape="id33" draw:start-glue-point="5" draw:end-shape="id31" draw:end-glue-point="9" svg:d="M11202 9938l-2055-2038" svg:viewBox="0 0 2056 2039">
            <text:p/>
          </draw:connector>
          <draw:custom-shape draw:style-name="gr31" draw:text-style-name="P9" xml:id="id34" draw:id="id34" draw:layer="layout" svg:width="1.5cm" svg:height="1.5cm" svg:x="20.334cm" svg:y="6.62cm">
            <draw:glue-point draw:id="12" svg:x="4.68cm" svg:y="1.84cm"/>
            <text:p text:style-name="P8"><text:span text:style-name="T2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9" xml:id="id37" draw:id="id37" draw:layer="layout" svg:width="1.5cm" svg:height="1.5cm" svg:x="20.335cm" svg:y="12.82cm">
            <text:p text:style-name="P8"><text:span text:style-name="T2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20.335cm" svg:y1="13.57cm" svg:x2="15.601cm" svg:y2="13.569cm" draw:start-shape="id37" draw:start-glue-point="6" draw:end-shape="id36" draw:end-glue-point="10" svg:d="M20335 13570l-4734-1" svg:viewBox="0 0 4735 2">
            <text:p/>
          </draw:connector>
          <draw:connector draw:style-name="gr2" draw:text-style-name="P3" draw:layer="layout" draw:type="line" svg:x1="20.554cm" svg:y1="13.039cm" svg:x2="18.498cm" svg:y2="11.001cm" draw:start-shape="id37" draw:start-glue-point="5" draw:end-shape="id35" draw:end-glue-point="9" svg:d="M20554 13039l-2056-2038" svg:viewBox="0 0 2057 2039">
            <text:p/>
          </draw:connector>
          <draw:connector draw:style-name="gr2" draw:text-style-name="P3" draw:layer="layout" draw:type="line" svg:x1="18.498cm" svg:y1="9.938cm" svg:x2="20.553cm" svg:y2="7.901cm" draw:end-shape="id34" draw:end-glue-point="7" svg:d="M18498 9938l2055-2037" svg:viewBox="0 0 2056 2038">
            <text:p/>
          </draw:connector>
          <draw:frame draw:style-name="gr33" draw:text-style-name="P11" draw:layer="layout" svg:width="0.853cm" svg:height="0.962cm" svg:x="11.307cm" svg:y="6.407cm">
            <draw:text-box>
              <text:p text:style-name="P10"><text:span text:style-name="T2">7</text:span></text:p>
            </draw:text-box>
          </draw:frame>
          <draw:frame draw:style-name="gr34" draw:text-style-name="P11" draw:layer="layout" svg:width="0.853cm" svg:height="0.962cm" svg:x="17.541cm" svg:y="6.408cm">
            <draw:text-box>
              <text:p text:style-name="P10"><text:span text:style-name="T2">8</text:span></text:p>
            </draw:text-box>
          </draw:frame>
          <draw:frame draw:style-name="gr35" draw:text-style-name="P11" draw:layer="layout" svg:width="0.853cm" svg:height="0.962cm" svg:x="12.511cm" svg:y="8.123cm">
            <draw:text-box>
              <text:p text:style-name="P10"><text:span text:style-name="T2">9</text:span></text:p>
            </draw:text-box>
          </draw:frame>
          <draw:frame draw:style-name="gr36" draw:text-style-name="P11" draw:layer="layout" svg:width="0.853cm" svg:height="0.962cm" svg:x="9.316cm" svg:y="8.702cm">
            <draw:text-box>
              <text:p text:style-name="P10"><text:span text:style-name="T2">5</text:span></text:p>
            </draw:text-box>
          </draw:frame>
          <draw:frame draw:style-name="gr37" draw:text-style-name="P11" draw:layer="layout" svg:width="0.853cm" svg:height="0.962cm" svg:x="16.518cm" svg:y="8.123cm">
            <draw:text-box>
              <text:p text:style-name="P10"><text:span text:style-name="T2">7</text:span></text:p>
            </draw:text-box>
          </draw:frame>
          <draw:frame draw:style-name="gr38" draw:text-style-name="P11" draw:layer="layout" svg:width="0.853cm" svg:height="0.962cm" svg:x="19.477cm" svg:y="8.702cm">
            <draw:text-box>
              <text:p text:style-name="P10"><text:span text:style-name="T2">5</text:span></text:p>
            </draw:text-box>
          </draw:frame>
          <draw:frame draw:style-name="gr39" draw:text-style-name="P11" draw:layer="layout" svg:width="1.205cm" svg:height="0.963cm" svg:x="14.248cm" svg:y="9.507cm">
            <draw:text-box>
              <text:p text:style-name="P10"><text:span text:style-name="T2">15</text:span></text:p>
            </draw:text-box>
          </draw:frame>
          <draw:frame draw:style-name="gr40" draw:text-style-name="P11" draw:layer="layout" svg:width="1.282cm" svg:height="0.962cm" svg:x="17.327cm" svg:y="13.631cm">
            <draw:text-box>
              <text:p text:style-name="P10"><text:span text:style-name="T2">11</text:span></text:p>
            </draw:text-box>
          </draw:frame>
          <draw:frame draw:style-name="gr41" draw:text-style-name="P11" draw:layer="layout" svg:width="0.853cm" svg:height="0.962cm" svg:x="19.498cm" svg:y="11.319cm">
            <draw:text-box>
              <text:p text:style-name="P10"><text:span text:style-name="T2">9</text:span></text:p>
            </draw:text-box>
          </draw:frame>
          <draw:frame draw:style-name="gr42" draw:text-style-name="P11" draw:layer="layout" svg:width="0.853cm" svg:height="0.962cm" svg:x="12.55cm" svg:y="11.914cm">
            <draw:text-box>
              <text:p text:style-name="P10"><text:span text:style-name="T2">6</text:span></text:p>
            </draw:text-box>
          </draw:frame>
          <draw:frame draw:style-name="gr43" draw:text-style-name="P11" draw:layer="layout" svg:width="0.853cm" svg:height="0.962cm" svg:x="15.616cm" svg:y="11.34cm">
            <draw:text-box>
              <text:p text:style-name="P10"><text:span text:style-name="T2">8</text:span></text:p>
            </draw:text-box>
          </draw:frame>
          <draw:custom-shape draw:style-name="gr24" draw:text-style-name="P4" draw:layer="layout" svg:width="14.327cm" svg:height="8.054cm" svg:x="7.686cm" svg:y="6.442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5" draw:style-name="dp1" draw:master-page-name="Default">
        <draw:g>
          <draw:custom-shape draw:style-name="gr25" draw:text-style-name="P6" xml:id="id38" draw:id="id38" draw:layer="layout" svg:width="1.5cm" svg:height="1.5cm" svg:x="7.866cm" svg:y="6.619cm">
            <draw:glue-point draw:id="12" svg:x="4.68cm" svg:y="1.84cm"/>
            <text:p text:style-name="P5"><text:span text:style-name="T2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9" xml:id="id40" draw:id="id40" draw:layer="layout" svg:width="1.5cm" svg:height="1.5cm" svg:x="10.983cm" svg:y="9.719cm">
            <text:p text:style-name="P8"><text:span text:style-name="T2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9.366cm" svg:y1="7.369cm" svg:x2="14.1cm" svg:y2="7.369cm" draw:start-shape="id38" draw:start-glue-point="10" draw:end-shape="id39" draw:end-glue-point="6" svg:d="M9366 7369h4734" svg:viewBox="0 0 4735 1">
            <text:p/>
          </draw:connector>
          <draw:connector draw:style-name="gr2" draw:text-style-name="P3" draw:layer="layout" draw:type="line" svg:x1="12.264cm" svg:y1="9.938cm" svg:x2="14.319cm" svg:y2="7.9cm" draw:start-shape="id40" draw:start-glue-point="11" draw:end-shape="id39" draw:end-glue-point="7" svg:d="M12264 9938l2055-2038" svg:viewBox="0 0 2056 2039">
            <text:p/>
          </draw:connector>
          <draw:custom-shape draw:style-name="gr45" draw:text-style-name="P9" xml:id="id39" draw:id="id39" draw:layer="layout" svg:width="1.5cm" svg:height="1.5cm" svg:x="14.1cm" svg:y="6.619cm">
            <draw:glue-point draw:id="12" svg:x="4.68cm" svg:y="1.84cm"/>
            <text:p text:style-name="P8"><text:span text:style-name="T2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9" xml:id="id42" draw:id="id42" draw:layer="layout" svg:width="1.5cm" svg:height="1.5cm" svg:x="17.217cm" svg:y="9.72cm">
            <text:p text:style-name="P8"><text:span text:style-name="T2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5.6cm" svg:y1="7.37cm" svg:x2="20.334cm" svg:y2="7.37cm" draw:end-shape="id41" draw:end-glue-point="6" svg:d="M15600 7370h4734" svg:viewBox="0 0 4735 1">
            <text:p/>
          </draw:connector>
          <draw:connector draw:style-name="gr2" draw:text-style-name="P3" draw:layer="layout" draw:type="line" svg:x1="17.436cm" svg:y1="9.939cm" svg:x2="15.552cm" svg:y2="7.645cm" draw:start-shape="id42" draw:start-glue-point="5" draw:end-shape="id39" draw:end-glue-point="12" svg:d="M17436 9939l-1884-2294" svg:viewBox="0 0 1885 2295">
            <text:p/>
          </draw:connector>
          <draw:connector draw:style-name="gr2" draw:text-style-name="P3" draw:layer="layout" draw:type="line" svg:x1="12.483cm" svg:y1="10.469cm" svg:x2="17.217cm" svg:y2="10.47cm" draw:start-shape="id40" draw:start-glue-point="10" draw:end-shape="id42" draw:end-glue-point="6" svg:d="M12483 10469l4734 1" svg:viewBox="0 0 4735 2">
            <text:p/>
          </draw:connector>
          <draw:custom-shape draw:style-name="gr47" draw:text-style-name="P9" xml:id="id43" draw:id="id43" draw:layer="layout" svg:width="1.5cm" svg:height="1.5cm" svg:x="14.101cm" svg:y="12.819cm">
            <text:p text:style-name="P8"><text:span text:style-name="T2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5.382cm" svg:y1="13.038cm" svg:x2="17.436cm" svg:y2="11.001cm" draw:start-shape="id43" draw:start-glue-point="11" draw:end-shape="id42" draw:end-glue-point="7" svg:d="M15382 13038l2054-2037" svg:viewBox="0 0 2055 2038">
            <text:p/>
          </draw:connector>
          <draw:connector draw:style-name="gr2" draw:text-style-name="P3" draw:layer="layout" draw:type="line" svg:x1="14.32cm" svg:y1="13.038cm" svg:x2="12.264cm" svg:y2="11cm" draw:start-shape="id43" draw:start-glue-point="5" draw:end-shape="id40" draw:end-glue-point="9" svg:d="M14320 13038l-2056-2038" svg:viewBox="0 0 2057 2039">
            <text:p/>
          </draw:connector>
          <draw:connector draw:style-name="gr30" draw:text-style-name="P3" draw:layer="layout" draw:type="line" svg:x1="11.202cm" svg:y1="9.938cm" svg:x2="9.147cm" svg:y2="7.9cm" draw:start-shape="id40" draw:start-glue-point="5" draw:end-shape="id38" draw:end-glue-point="9" svg:d="M11202 9938l-2055-2038" svg:viewBox="0 0 2056 2039">
            <text:p/>
          </draw:connector>
          <draw:custom-shape draw:style-name="gr48" draw:text-style-name="P9" xml:id="id41" draw:id="id41" draw:layer="layout" svg:width="1.5cm" svg:height="1.5cm" svg:x="20.334cm" svg:y="6.62cm">
            <draw:glue-point draw:id="12" svg:x="4.68cm" svg:y="1.84cm"/>
            <text:p text:style-name="P8"><text:span text:style-name="T2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9" xml:id="id44" draw:id="id44" draw:layer="layout" svg:width="1.5cm" svg:height="1.5cm" svg:x="20.335cm" svg:y="12.82cm">
            <text:p text:style-name="P8"><text:span text:style-name="T2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20.335cm" svg:y1="13.57cm" svg:x2="15.601cm" svg:y2="13.569cm" draw:start-shape="id44" draw:start-glue-point="6" draw:end-shape="id43" draw:end-glue-point="10" svg:d="M20335 13570l-4734-1" svg:viewBox="0 0 4735 2">
            <text:p/>
          </draw:connector>
          <draw:connector draw:style-name="gr2" draw:text-style-name="P3" draw:layer="layout" draw:type="line" svg:x1="20.554cm" svg:y1="13.039cm" svg:x2="18.498cm" svg:y2="11.001cm" draw:start-shape="id44" draw:start-glue-point="5" draw:end-shape="id42" draw:end-glue-point="9" svg:d="M20554 13039l-2056-2038" svg:viewBox="0 0 2057 2039">
            <text:p/>
          </draw:connector>
          <draw:connector draw:style-name="gr50" draw:text-style-name="P3" draw:layer="layout" draw:type="line" svg:x1="18.498cm" svg:y1="9.938cm" svg:x2="20.553cm" svg:y2="7.901cm" draw:end-shape="id41" draw:end-glue-point="7" svg:d="M18498 9938l2055-2037" svg:viewBox="0 0 2056 2038">
            <text:p/>
          </draw:connector>
          <draw:frame draw:style-name="gr51" draw:text-style-name="P11" draw:layer="layout" svg:width="0.853cm" svg:height="0.962cm" svg:x="11.307cm" svg:y="6.407cm">
            <draw:text-box>
              <text:p text:style-name="P10"><text:span text:style-name="T2">7</text:span></text:p>
            </draw:text-box>
          </draw:frame>
          <draw:frame draw:style-name="gr52" draw:text-style-name="P11" draw:layer="layout" svg:width="0.853cm" svg:height="0.962cm" svg:x="17.541cm" svg:y="6.408cm">
            <draw:text-box>
              <text:p text:style-name="P10"><text:span text:style-name="T2">8</text:span></text:p>
            </draw:text-box>
          </draw:frame>
          <draw:frame draw:style-name="gr53" draw:text-style-name="P11" draw:layer="layout" svg:width="0.853cm" svg:height="0.962cm" svg:x="12.511cm" svg:y="8.123cm">
            <draw:text-box>
              <text:p text:style-name="P10"><text:span text:style-name="T2">9</text:span></text:p>
            </draw:text-box>
          </draw:frame>
          <draw:frame draw:style-name="gr54" draw:text-style-name="P11" draw:layer="layout" svg:width="0.853cm" svg:height="0.962cm" svg:x="9.316cm" svg:y="8.702cm">
            <draw:text-box>
              <text:p text:style-name="P10"><text:span text:style-name="T2">5</text:span></text:p>
            </draw:text-box>
          </draw:frame>
          <draw:frame draw:style-name="gr55" draw:text-style-name="P11" draw:layer="layout" svg:width="0.853cm" svg:height="0.962cm" svg:x="16.518cm" svg:y="8.123cm">
            <draw:text-box>
              <text:p text:style-name="P10"><text:span text:style-name="T2">7</text:span></text:p>
            </draw:text-box>
          </draw:frame>
          <draw:frame draw:style-name="gr56" draw:text-style-name="P11" draw:layer="layout" svg:width="0.853cm" svg:height="0.962cm" svg:x="19.477cm" svg:y="8.702cm">
            <draw:text-box>
              <text:p text:style-name="P10"><text:span text:style-name="T2">5</text:span></text:p>
            </draw:text-box>
          </draw:frame>
          <draw:frame draw:style-name="gr57" draw:text-style-name="P11" draw:layer="layout" svg:width="1.205cm" svg:height="0.963cm" svg:x="14.248cm" svg:y="9.507cm">
            <draw:text-box>
              <text:p text:style-name="P10"><text:span text:style-name="T2">15</text:span></text:p>
            </draw:text-box>
          </draw:frame>
          <draw:frame draw:style-name="gr58" draw:text-style-name="P11" draw:layer="layout" svg:width="1.282cm" svg:height="0.962cm" svg:x="17.327cm" svg:y="13.631cm">
            <draw:text-box>
              <text:p text:style-name="P10"><text:span text:style-name="T2">11</text:span></text:p>
            </draw:text-box>
          </draw:frame>
          <draw:frame draw:style-name="gr59" draw:text-style-name="P11" draw:layer="layout" svg:width="0.853cm" svg:height="0.962cm" svg:x="19.498cm" svg:y="11.319cm">
            <draw:text-box>
              <text:p text:style-name="P10"><text:span text:style-name="T2">9</text:span></text:p>
            </draw:text-box>
          </draw:frame>
          <draw:frame draw:style-name="gr60" draw:text-style-name="P11" draw:layer="layout" svg:width="0.853cm" svg:height="0.962cm" svg:x="12.55cm" svg:y="11.914cm">
            <draw:text-box>
              <text:p text:style-name="P10"><text:span text:style-name="T2">6</text:span></text:p>
            </draw:text-box>
          </draw:frame>
          <draw:frame draw:style-name="gr61" draw:text-style-name="P11" draw:layer="layout" svg:width="0.853cm" svg:height="0.962cm" svg:x="15.616cm" svg:y="11.34cm">
            <draw:text-box>
              <text:p text:style-name="P10"><text:span text:style-name="T2">8</text:span></text:p>
            </draw:text-box>
          </draw:frame>
          <draw:custom-shape draw:style-name="gr24" draw:text-style-name="P4" draw:layer="layout" svg:width="14.327cm" svg:height="8.054cm" svg:x="7.686cm" svg:y="6.442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6" draw:style-name="dp1" draw:master-page-name="Default">
        <draw:g>
          <draw:custom-shape draw:style-name="gr25" draw:text-style-name="P6" xml:id="id45" draw:id="id45" draw:layer="layout" svg:width="1.5cm" svg:height="1.5cm" svg:x="7.866cm" svg:y="6.619cm">
            <draw:glue-point draw:id="12" svg:x="4.68cm" svg:y="1.84cm"/>
            <text:p text:style-name="P5"><text:span text:style-name="T2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9" xml:id="id47" draw:id="id47" draw:layer="layout" svg:width="1.5cm" svg:height="1.5cm" svg:x="10.983cm" svg:y="9.719cm">
            <text:p text:style-name="P8"><text:span text:style-name="T2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9.366cm" svg:y1="7.369cm" svg:x2="14.1cm" svg:y2="7.369cm" draw:start-shape="id45" draw:start-glue-point="10" draw:end-shape="id46" draw:end-glue-point="6" svg:d="M9366 7369h4734" svg:viewBox="0 0 4735 1">
            <text:p/>
          </draw:connector>
          <draw:connector draw:style-name="gr2" draw:text-style-name="P3" draw:layer="layout" draw:type="line" svg:x1="12.264cm" svg:y1="9.938cm" svg:x2="14.319cm" svg:y2="7.9cm" draw:start-shape="id47" draw:start-glue-point="11" draw:end-shape="id46" draw:end-glue-point="7" svg:d="M12264 9938l2055-2038" svg:viewBox="0 0 2056 2039">
            <text:p/>
          </draw:connector>
          <draw:custom-shape draw:style-name="gr63" draw:text-style-name="P9" xml:id="id46" draw:id="id46" draw:layer="layout" svg:width="1.5cm" svg:height="1.5cm" svg:x="14.1cm" svg:y="6.619cm">
            <draw:glue-point draw:id="12" svg:x="4.68cm" svg:y="1.84cm"/>
            <text:p text:style-name="P8"><text:span text:style-name="T2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9" xml:id="id49" draw:id="id49" draw:layer="layout" svg:width="1.5cm" svg:height="1.5cm" svg:x="17.217cm" svg:y="9.72cm">
            <text:p text:style-name="P8"><text:span text:style-name="T2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5.6cm" svg:y1="7.37cm" svg:x2="20.334cm" svg:y2="7.37cm" draw:end-shape="id48" draw:end-glue-point="6" svg:d="M15600 7370h4734" svg:viewBox="0 0 4735 1">
            <text:p/>
          </draw:connector>
          <draw:connector draw:style-name="gr2" draw:text-style-name="P3" draw:layer="layout" draw:type="line" svg:x1="17.436cm" svg:y1="9.939cm" svg:x2="15.552cm" svg:y2="7.645cm" draw:start-shape="id49" draw:start-glue-point="5" draw:end-shape="id46" draw:end-glue-point="12" svg:d="M17436 9939l-1884-2294" svg:viewBox="0 0 1885 2295">
            <text:p/>
          </draw:connector>
          <draw:connector draw:style-name="gr2" draw:text-style-name="P3" draw:layer="layout" draw:type="line" svg:x1="12.483cm" svg:y1="10.469cm" svg:x2="17.217cm" svg:y2="10.47cm" draw:start-shape="id47" draw:start-glue-point="10" draw:end-shape="id49" draw:end-glue-point="6" svg:d="M12483 10469l4734 1" svg:viewBox="0 0 4735 2">
            <text:p/>
          </draw:connector>
          <draw:custom-shape draw:style-name="gr65" draw:text-style-name="P9" xml:id="id50" draw:id="id50" draw:layer="layout" svg:width="1.5cm" svg:height="1.5cm" svg:x="14.101cm" svg:y="12.819cm">
            <text:p text:style-name="P8"><text:span text:style-name="T2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5.382cm" svg:y1="13.038cm" svg:x2="17.436cm" svg:y2="11.001cm" draw:start-shape="id50" draw:start-glue-point="11" draw:end-shape="id49" draw:end-glue-point="7" svg:d="M15382 13038l2054-2037" svg:viewBox="0 0 2055 2038">
            <text:p/>
          </draw:connector>
          <draw:connector draw:style-name="gr30" draw:text-style-name="P3" draw:layer="layout" draw:type="line" svg:x1="14.32cm" svg:y1="13.038cm" svg:x2="12.264cm" svg:y2="11cm" draw:start-shape="id50" draw:start-glue-point="5" draw:end-shape="id47" draw:end-glue-point="9" svg:d="M14320 13038l-2056-2038" svg:viewBox="0 0 2057 2039">
            <text:p/>
          </draw:connector>
          <draw:connector draw:style-name="gr30" draw:text-style-name="P3" draw:layer="layout" draw:type="line" svg:x1="11.202cm" svg:y1="9.938cm" svg:x2="9.147cm" svg:y2="7.9cm" draw:start-shape="id47" draw:start-glue-point="5" draw:end-shape="id45" draw:end-glue-point="9" svg:d="M11202 9938l-2055-2038" svg:viewBox="0 0 2056 2039">
            <text:p/>
          </draw:connector>
          <draw:custom-shape draw:style-name="gr66" draw:text-style-name="P9" xml:id="id48" draw:id="id48" draw:layer="layout" svg:width="1.5cm" svg:height="1.5cm" svg:x="20.334cm" svg:y="6.62cm">
            <draw:glue-point draw:id="12" svg:x="4.68cm" svg:y="1.84cm"/>
            <text:p text:style-name="P8"><text:span text:style-name="T2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9" xml:id="id51" draw:id="id51" draw:layer="layout" svg:width="1.5cm" svg:height="1.5cm" svg:x="20.335cm" svg:y="12.82cm">
            <text:p text:style-name="P8"><text:span text:style-name="T2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20.335cm" svg:y1="13.57cm" svg:x2="15.601cm" svg:y2="13.569cm" draw:start-shape="id51" draw:start-glue-point="6" draw:end-shape="id50" draw:end-glue-point="10" svg:d="M20335 13570l-4734-1" svg:viewBox="0 0 4735 2">
            <text:p/>
          </draw:connector>
          <draw:connector draw:style-name="gr2" draw:text-style-name="P3" draw:layer="layout" draw:type="line" svg:x1="20.554cm" svg:y1="13.039cm" svg:x2="18.498cm" svg:y2="11.001cm" draw:start-shape="id51" draw:start-glue-point="5" draw:end-shape="id49" draw:end-glue-point="9" svg:d="M20554 13039l-2056-2038" svg:viewBox="0 0 2057 2039">
            <text:p/>
          </draw:connector>
          <draw:connector draw:style-name="gr50" draw:text-style-name="P3" draw:layer="layout" draw:type="line" svg:x1="18.498cm" svg:y1="9.938cm" svg:x2="20.553cm" svg:y2="7.901cm" draw:end-shape="id48" draw:end-glue-point="7" svg:d="M18498 9938l2055-2037" svg:viewBox="0 0 2056 2038">
            <text:p/>
          </draw:connector>
          <draw:frame draw:style-name="gr68" draw:text-style-name="P11" draw:layer="layout" svg:width="0.853cm" svg:height="0.962cm" svg:x="11.307cm" svg:y="6.407cm">
            <draw:text-box>
              <text:p text:style-name="P10"><text:span text:style-name="T2">7</text:span></text:p>
            </draw:text-box>
          </draw:frame>
          <draw:frame draw:style-name="gr69" draw:text-style-name="P11" draw:layer="layout" svg:width="0.853cm" svg:height="0.962cm" svg:x="17.541cm" svg:y="6.408cm">
            <draw:text-box>
              <text:p text:style-name="P10"><text:span text:style-name="T2">8</text:span></text:p>
            </draw:text-box>
          </draw:frame>
          <draw:frame draw:style-name="gr70" draw:text-style-name="P11" draw:layer="layout" svg:width="0.853cm" svg:height="0.962cm" svg:x="12.511cm" svg:y="8.123cm">
            <draw:text-box>
              <text:p text:style-name="P10"><text:span text:style-name="T2">9</text:span></text:p>
            </draw:text-box>
          </draw:frame>
          <draw:frame draw:style-name="gr71" draw:text-style-name="P11" draw:layer="layout" svg:width="0.853cm" svg:height="0.962cm" svg:x="9.316cm" svg:y="8.702cm">
            <draw:text-box>
              <text:p text:style-name="P10"><text:span text:style-name="T2">5</text:span></text:p>
            </draw:text-box>
          </draw:frame>
          <draw:frame draw:style-name="gr72" draw:text-style-name="P11" draw:layer="layout" svg:width="0.853cm" svg:height="0.962cm" svg:x="16.518cm" svg:y="8.123cm">
            <draw:text-box>
              <text:p text:style-name="P10"><text:span text:style-name="T2">7</text:span></text:p>
            </draw:text-box>
          </draw:frame>
          <draw:frame draw:style-name="gr73" draw:text-style-name="P11" draw:layer="layout" svg:width="0.853cm" svg:height="0.962cm" svg:x="19.477cm" svg:y="8.702cm">
            <draw:text-box>
              <text:p text:style-name="P10"><text:span text:style-name="T2">5</text:span></text:p>
            </draw:text-box>
          </draw:frame>
          <draw:frame draw:style-name="gr74" draw:text-style-name="P11" draw:layer="layout" svg:width="1.205cm" svg:height="0.963cm" svg:x="14.248cm" svg:y="9.507cm">
            <draw:text-box>
              <text:p text:style-name="P10"><text:span text:style-name="T2">15</text:span></text:p>
            </draw:text-box>
          </draw:frame>
          <draw:frame draw:style-name="gr75" draw:text-style-name="P11" draw:layer="layout" svg:width="1.282cm" svg:height="0.962cm" svg:x="17.327cm" svg:y="13.631cm">
            <draw:text-box>
              <text:p text:style-name="P10"><text:span text:style-name="T2">11</text:span></text:p>
            </draw:text-box>
          </draw:frame>
          <draw:frame draw:style-name="gr76" draw:text-style-name="P11" draw:layer="layout" svg:width="0.853cm" svg:height="0.962cm" svg:x="19.498cm" svg:y="11.319cm">
            <draw:text-box>
              <text:p text:style-name="P10"><text:span text:style-name="T2">9</text:span></text:p>
            </draw:text-box>
          </draw:frame>
          <draw:frame draw:style-name="gr77" draw:text-style-name="P11" draw:layer="layout" svg:width="0.853cm" svg:height="0.962cm" svg:x="12.55cm" svg:y="11.914cm">
            <draw:text-box>
              <text:p text:style-name="P10"><text:span text:style-name="T2">6</text:span></text:p>
            </draw:text-box>
          </draw:frame>
          <draw:frame draw:style-name="gr78" draw:text-style-name="P11" draw:layer="layout" svg:width="0.853cm" svg:height="0.962cm" svg:x="15.616cm" svg:y="11.34cm">
            <draw:text-box>
              <text:p text:style-name="P10"><text:span text:style-name="T2">8</text:span></text:p>
            </draw:text-box>
          </draw:frame>
          <draw:custom-shape draw:style-name="gr24" draw:text-style-name="P4" draw:layer="layout" svg:width="14.327cm" svg:height="8.054cm" svg:x="7.686cm" svg:y="6.442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7" draw:style-name="dp1" draw:master-page-name="Default">
        <draw:g>
          <draw:custom-shape draw:style-name="gr25" draw:text-style-name="P6" xml:id="id52" draw:id="id52" draw:layer="layout" svg:width="1.5cm" svg:height="1.5cm" svg:x="7.866cm" svg:y="6.619cm">
            <draw:glue-point draw:id="12" svg:x="4.68cm" svg:y="1.84cm"/>
            <text:p text:style-name="P5"><text:span text:style-name="T2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9" xml:id="id54" draw:id="id54" draw:layer="layout" svg:width="1.5cm" svg:height="1.5cm" svg:x="10.983cm" svg:y="9.719cm">
            <text:p text:style-name="P8"><text:span text:style-name="T2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0" draw:text-style-name="P3" draw:layer="layout" draw:type="line" svg:x1="9.366cm" svg:y1="7.369cm" svg:x2="14.1cm" svg:y2="7.369cm" draw:start-shape="id52" draw:start-glue-point="10" draw:end-shape="id53" draw:end-glue-point="6" svg:d="M9366 7369h4734" svg:viewBox="0 0 4735 1">
            <text:p/>
          </draw:connector>
          <draw:connector draw:style-name="gr2" draw:text-style-name="P3" draw:layer="layout" draw:type="line" svg:x1="12.264cm" svg:y1="9.938cm" svg:x2="14.319cm" svg:y2="7.9cm" draw:start-shape="id54" draw:start-glue-point="11" draw:end-shape="id53" draw:end-glue-point="7" svg:d="M12264 9938l2055-2038" svg:viewBox="0 0 2056 2039">
            <text:p/>
          </draw:connector>
          <draw:custom-shape draw:style-name="gr80" draw:text-style-name="P9" xml:id="id53" draw:id="id53" draw:layer="layout" svg:width="1.5cm" svg:height="1.5cm" svg:x="14.1cm" svg:y="6.619cm">
            <draw:glue-point draw:id="12" svg:x="4.68cm" svg:y="1.84cm"/>
            <text:p text:style-name="P8"><text:span text:style-name="T2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1" draw:text-style-name="P9" xml:id="id56" draw:id="id56" draw:layer="layout" svg:width="1.5cm" svg:height="1.5cm" svg:x="17.217cm" svg:y="9.72cm">
            <text:p text:style-name="P8"><text:span text:style-name="T2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5.6cm" svg:y1="7.37cm" svg:x2="20.334cm" svg:y2="7.37cm" draw:end-shape="id55" draw:end-glue-point="6" svg:d="M15600 7370h4734" svg:viewBox="0 0 4735 1">
            <text:p/>
          </draw:connector>
          <draw:connector draw:style-name="gr2" draw:text-style-name="P3" draw:layer="layout" draw:type="line" svg:x1="17.436cm" svg:y1="9.939cm" svg:x2="15.552cm" svg:y2="7.645cm" draw:start-shape="id56" draw:start-glue-point="5" draw:end-shape="id53" draw:end-glue-point="12" svg:d="M17436 9939l-1884-2294" svg:viewBox="0 0 1885 2295">
            <text:p/>
          </draw:connector>
          <draw:connector draw:style-name="gr2" draw:text-style-name="P3" draw:layer="layout" draw:type="line" svg:x1="12.483cm" svg:y1="10.469cm" svg:x2="17.217cm" svg:y2="10.47cm" draw:start-shape="id54" draw:start-glue-point="10" draw:end-shape="id56" draw:end-glue-point="6" svg:d="M12483 10469l4734 1" svg:viewBox="0 0 4735 2">
            <text:p/>
          </draw:connector>
          <draw:custom-shape draw:style-name="gr82" draw:text-style-name="P9" xml:id="id57" draw:id="id57" draw:layer="layout" svg:width="1.5cm" svg:height="1.5cm" svg:x="14.101cm" svg:y="12.819cm">
            <text:p text:style-name="P8"><text:span text:style-name="T2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5.382cm" svg:y1="13.038cm" svg:x2="17.436cm" svg:y2="11.001cm" draw:start-shape="id57" draw:start-glue-point="11" draw:end-shape="id56" draw:end-glue-point="7" svg:d="M15382 13038l2054-2037" svg:viewBox="0 0 2055 2038">
            <text:p/>
          </draw:connector>
          <draw:connector draw:style-name="gr30" draw:text-style-name="P3" draw:layer="layout" draw:type="line" svg:x1="14.32cm" svg:y1="13.038cm" svg:x2="12.264cm" svg:y2="11cm" draw:start-shape="id57" draw:start-glue-point="5" draw:end-shape="id54" draw:end-glue-point="9" svg:d="M14320 13038l-2056-2038" svg:viewBox="0 0 2057 2039">
            <text:p/>
          </draw:connector>
          <draw:connector draw:style-name="gr30" draw:text-style-name="P3" draw:layer="layout" draw:type="line" svg:x1="11.202cm" svg:y1="9.938cm" svg:x2="9.147cm" svg:y2="7.9cm" draw:start-shape="id54" draw:start-glue-point="5" draw:end-shape="id52" draw:end-glue-point="9" svg:d="M11202 9938l-2055-2038" svg:viewBox="0 0 2056 2039">
            <text:p/>
          </draw:connector>
          <draw:custom-shape draw:style-name="gr83" draw:text-style-name="P9" xml:id="id55" draw:id="id55" draw:layer="layout" svg:width="1.5cm" svg:height="1.5cm" svg:x="20.334cm" svg:y="6.62cm">
            <draw:glue-point draw:id="12" svg:x="4.68cm" svg:y="1.84cm"/>
            <text:p text:style-name="P8"><text:span text:style-name="T2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9" xml:id="id58" draw:id="id58" draw:layer="layout" svg:width="1.5cm" svg:height="1.5cm" svg:x="20.335cm" svg:y="12.82cm">
            <text:p text:style-name="P8"><text:span text:style-name="T2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20.335cm" svg:y1="13.57cm" svg:x2="15.601cm" svg:y2="13.569cm" draw:start-shape="id58" draw:start-glue-point="6" draw:end-shape="id57" draw:end-glue-point="10" svg:d="M20335 13570l-4734-1" svg:viewBox="0 0 4735 2">
            <text:p/>
          </draw:connector>
          <draw:connector draw:style-name="gr2" draw:text-style-name="P3" draw:layer="layout" draw:type="line" svg:x1="20.554cm" svg:y1="13.039cm" svg:x2="18.498cm" svg:y2="11.001cm" draw:start-shape="id58" draw:start-glue-point="5" draw:end-shape="id56" draw:end-glue-point="9" svg:d="M20554 13039l-2056-2038" svg:viewBox="0 0 2057 2039">
            <text:p/>
          </draw:connector>
          <draw:connector draw:style-name="gr50" draw:text-style-name="P3" draw:layer="layout" draw:type="line" svg:x1="18.498cm" svg:y1="9.938cm" svg:x2="20.553cm" svg:y2="7.901cm" draw:end-shape="id55" draw:end-glue-point="7" svg:d="M18498 9938l2055-2037" svg:viewBox="0 0 2056 2038">
            <text:p/>
          </draw:connector>
          <draw:frame draw:style-name="gr85" draw:text-style-name="P11" draw:layer="layout" svg:width="0.853cm" svg:height="0.962cm" svg:x="11.307cm" svg:y="6.407cm">
            <draw:text-box>
              <text:p text:style-name="P10"><text:span text:style-name="T2">7</text:span></text:p>
            </draw:text-box>
          </draw:frame>
          <draw:frame draw:style-name="gr86" draw:text-style-name="P11" draw:layer="layout" svg:width="0.853cm" svg:height="0.962cm" svg:x="17.541cm" svg:y="6.408cm">
            <draw:text-box>
              <text:p text:style-name="P10"><text:span text:style-name="T2">8</text:span></text:p>
            </draw:text-box>
          </draw:frame>
          <draw:frame draw:style-name="gr87" draw:text-style-name="P11" draw:layer="layout" svg:width="0.853cm" svg:height="0.962cm" svg:x="12.511cm" svg:y="8.123cm">
            <draw:text-box>
              <text:p text:style-name="P10"><text:span text:style-name="T2">9</text:span></text:p>
            </draw:text-box>
          </draw:frame>
          <draw:frame draw:style-name="gr88" draw:text-style-name="P11" draw:layer="layout" svg:width="0.853cm" svg:height="0.962cm" svg:x="9.316cm" svg:y="8.702cm">
            <draw:text-box>
              <text:p text:style-name="P10"><text:span text:style-name="T2">5</text:span></text:p>
            </draw:text-box>
          </draw:frame>
          <draw:frame draw:style-name="gr89" draw:text-style-name="P11" draw:layer="layout" svg:width="0.853cm" svg:height="0.962cm" svg:x="16.518cm" svg:y="8.123cm">
            <draw:text-box>
              <text:p text:style-name="P10"><text:span text:style-name="T2">7</text:span></text:p>
            </draw:text-box>
          </draw:frame>
          <draw:frame draw:style-name="gr90" draw:text-style-name="P11" draw:layer="layout" svg:width="0.853cm" svg:height="0.962cm" svg:x="19.477cm" svg:y="8.702cm">
            <draw:text-box>
              <text:p text:style-name="P10"><text:span text:style-name="T2">5</text:span></text:p>
            </draw:text-box>
          </draw:frame>
          <draw:frame draw:style-name="gr91" draw:text-style-name="P11" draw:layer="layout" svg:width="1.205cm" svg:height="0.963cm" svg:x="14.248cm" svg:y="9.507cm">
            <draw:text-box>
              <text:p text:style-name="P10"><text:span text:style-name="T2">15</text:span></text:p>
            </draw:text-box>
          </draw:frame>
          <draw:frame draw:style-name="gr92" draw:text-style-name="P11" draw:layer="layout" svg:width="1.282cm" svg:height="0.962cm" svg:x="17.327cm" svg:y="13.631cm">
            <draw:text-box>
              <text:p text:style-name="P10"><text:span text:style-name="T2">11</text:span></text:p>
            </draw:text-box>
          </draw:frame>
          <draw:frame draw:style-name="gr93" draw:text-style-name="P11" draw:layer="layout" svg:width="0.853cm" svg:height="0.962cm" svg:x="19.498cm" svg:y="11.319cm">
            <draw:text-box>
              <text:p text:style-name="P10"><text:span text:style-name="T2">9</text:span></text:p>
            </draw:text-box>
          </draw:frame>
          <draw:frame draw:style-name="gr94" draw:text-style-name="P11" draw:layer="layout" svg:width="0.853cm" svg:height="0.962cm" svg:x="12.55cm" svg:y="11.914cm">
            <draw:text-box>
              <text:p text:style-name="P10"><text:span text:style-name="T2">6</text:span></text:p>
            </draw:text-box>
          </draw:frame>
          <draw:frame draw:style-name="gr95" draw:text-style-name="P11" draw:layer="layout" svg:width="0.853cm" svg:height="0.962cm" svg:x="15.616cm" svg:y="11.34cm">
            <draw:text-box>
              <text:p text:style-name="P10"><text:span text:style-name="T2">8</text:span></text:p>
            </draw:text-box>
          </draw:frame>
          <draw:custom-shape draw:style-name="gr24" draw:text-style-name="P4" draw:layer="layout" svg:width="14.327cm" svg:height="8.054cm" svg:x="7.686cm" svg:y="6.442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8" draw:style-name="dp1" draw:master-page-name="Default">
        <draw:g>
          <draw:custom-shape draw:style-name="gr25" draw:text-style-name="P6" xml:id="id59" draw:id="id59" draw:layer="layout" svg:width="1.5cm" svg:height="1.5cm" svg:x="7.866cm" svg:y="6.619cm">
            <draw:glue-point draw:id="12" svg:x="4.68cm" svg:y="1.84cm"/>
            <text:p text:style-name="P5"><text:span text:style-name="T2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6" draw:text-style-name="P9" xml:id="id61" draw:id="id61" draw:layer="layout" svg:width="1.5cm" svg:height="1.5cm" svg:x="10.983cm" svg:y="9.719cm">
            <text:p text:style-name="P8"><text:span text:style-name="T2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0" draw:text-style-name="P3" draw:layer="layout" draw:type="line" svg:x1="9.366cm" svg:y1="7.369cm" svg:x2="14.1cm" svg:y2="7.369cm" draw:start-shape="id59" draw:start-glue-point="10" draw:end-shape="id60" draw:end-glue-point="6" svg:d="M9366 7369h4734" svg:viewBox="0 0 4735 1">
            <text:p/>
          </draw:connector>
          <draw:connector draw:style-name="gr2" draw:text-style-name="P3" draw:layer="layout" draw:type="line" svg:x1="12.264cm" svg:y1="9.938cm" svg:x2="14.319cm" svg:y2="7.9cm" draw:start-shape="id61" draw:start-glue-point="11" draw:end-shape="id60" draw:end-glue-point="7" svg:d="M12264 9938l2055-2038" svg:viewBox="0 0 2056 2039">
            <text:p/>
          </draw:connector>
          <draw:custom-shape draw:style-name="gr97" draw:text-style-name="P9" xml:id="id60" draw:id="id60" draw:layer="layout" svg:width="1.5cm" svg:height="1.5cm" svg:x="14.1cm" svg:y="6.619cm">
            <draw:glue-point draw:id="12" svg:x="4.68cm" svg:y="1.84cm"/>
            <text:p text:style-name="P8"><text:span text:style-name="T2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9" xml:id="id63" draw:id="id63" draw:layer="layout" svg:width="1.5cm" svg:height="1.5cm" svg:x="17.217cm" svg:y="9.72cm">
            <text:p text:style-name="P8"><text:span text:style-name="T2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5.6cm" svg:y1="7.37cm" svg:x2="20.334cm" svg:y2="7.37cm" draw:end-shape="id62" draw:end-glue-point="6" svg:d="M15600 7370h4734" svg:viewBox="0 0 4735 1">
            <text:p/>
          </draw:connector>
          <draw:connector draw:style-name="gr99" draw:text-style-name="P3" draw:layer="layout" draw:type="line" svg:x1="17.436cm" svg:y1="9.939cm" svg:x2="15.552cm" svg:y2="7.645cm" draw:start-shape="id63" draw:start-glue-point="5" draw:end-shape="id60" draw:end-glue-point="12" svg:d="M17436 9939l-1884-2294" svg:viewBox="0 0 1885 2295">
            <text:p/>
          </draw:connector>
          <draw:connector draw:style-name="gr2" draw:text-style-name="P3" draw:layer="layout" draw:type="line" svg:x1="12.483cm" svg:y1="10.469cm" svg:x2="17.217cm" svg:y2="10.47cm" draw:start-shape="id61" draw:start-glue-point="10" draw:end-shape="id63" draw:end-glue-point="6" svg:d="M12483 10469l4734 1" svg:viewBox="0 0 4735 2">
            <text:p/>
          </draw:connector>
          <draw:custom-shape draw:style-name="gr100" draw:text-style-name="P9" xml:id="id64" draw:id="id64" draw:layer="layout" svg:width="1.5cm" svg:height="1.5cm" svg:x="14.101cm" svg:y="12.819cm">
            <text:p text:style-name="P8"><text:span text:style-name="T2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5.382cm" svg:y1="13.038cm" svg:x2="17.436cm" svg:y2="11.001cm" draw:start-shape="id64" draw:start-glue-point="11" draw:end-shape="id63" draw:end-glue-point="7" svg:d="M15382 13038l2054-2037" svg:viewBox="0 0 2055 2038">
            <text:p/>
          </draw:connector>
          <draw:connector draw:style-name="gr30" draw:text-style-name="P3" draw:layer="layout" draw:type="line" svg:x1="14.32cm" svg:y1="13.038cm" svg:x2="12.264cm" svg:y2="11cm" draw:start-shape="id64" draw:start-glue-point="5" draw:end-shape="id61" draw:end-glue-point="9" svg:d="M14320 13038l-2056-2038" svg:viewBox="0 0 2057 2039">
            <text:p/>
          </draw:connector>
          <draw:connector draw:style-name="gr30" draw:text-style-name="P3" draw:layer="layout" draw:type="line" svg:x1="11.202cm" svg:y1="9.938cm" svg:x2="9.147cm" svg:y2="7.9cm" draw:start-shape="id61" draw:start-glue-point="5" draw:end-shape="id59" draw:end-glue-point="9" svg:d="M11202 9938l-2055-2038" svg:viewBox="0 0 2056 2039">
            <text:p/>
          </draw:connector>
          <draw:custom-shape draw:style-name="gr101" draw:text-style-name="P9" xml:id="id62" draw:id="id62" draw:layer="layout" svg:width="1.5cm" svg:height="1.5cm" svg:x="20.334cm" svg:y="6.62cm">
            <draw:glue-point draw:id="12" svg:x="4.68cm" svg:y="1.84cm"/>
            <text:p text:style-name="P8"><text:span text:style-name="T2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2" draw:text-style-name="P9" xml:id="id65" draw:id="id65" draw:layer="layout" svg:width="1.5cm" svg:height="1.5cm" svg:x="20.335cm" svg:y="12.82cm">
            <text:p text:style-name="P8"><text:span text:style-name="T2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20.335cm" svg:y1="13.57cm" svg:x2="15.601cm" svg:y2="13.569cm" draw:start-shape="id65" draw:start-glue-point="6" draw:end-shape="id64" draw:end-glue-point="10" svg:d="M20335 13570l-4734-1" svg:viewBox="0 0 4735 2">
            <text:p/>
          </draw:connector>
          <draw:connector draw:style-name="gr2" draw:text-style-name="P3" draw:layer="layout" draw:type="line" svg:x1="20.554cm" svg:y1="13.039cm" svg:x2="18.498cm" svg:y2="11.001cm" draw:start-shape="id65" draw:start-glue-point="5" draw:end-shape="id63" draw:end-glue-point="9" svg:d="M20554 13039l-2056-2038" svg:viewBox="0 0 2057 2039">
            <text:p/>
          </draw:connector>
          <draw:connector draw:style-name="gr50" draw:text-style-name="P3" draw:layer="layout" draw:type="line" svg:x1="18.498cm" svg:y1="9.938cm" svg:x2="20.553cm" svg:y2="7.901cm" draw:end-shape="id62" draw:end-glue-point="7" svg:d="M18498 9938l2055-2037" svg:viewBox="0 0 2056 2038">
            <text:p/>
          </draw:connector>
          <draw:frame draw:style-name="gr103" draw:text-style-name="P11" draw:layer="layout" svg:width="0.853cm" svg:height="0.962cm" svg:x="11.307cm" svg:y="6.407cm">
            <draw:text-box>
              <text:p text:style-name="P10"><text:span text:style-name="T2">7</text:span></text:p>
            </draw:text-box>
          </draw:frame>
          <draw:frame draw:style-name="gr104" draw:text-style-name="P11" draw:layer="layout" svg:width="0.853cm" svg:height="0.962cm" svg:x="17.541cm" svg:y="6.408cm">
            <draw:text-box>
              <text:p text:style-name="P10"><text:span text:style-name="T2">8</text:span></text:p>
            </draw:text-box>
          </draw:frame>
          <draw:frame draw:style-name="gr105" draw:text-style-name="P11" draw:layer="layout" svg:width="0.853cm" svg:height="0.962cm" svg:x="12.511cm" svg:y="8.123cm">
            <draw:text-box>
              <text:p text:style-name="P10"><text:span text:style-name="T2">9</text:span></text:p>
            </draw:text-box>
          </draw:frame>
          <draw:frame draw:style-name="gr106" draw:text-style-name="P11" draw:layer="layout" svg:width="0.853cm" svg:height="0.962cm" svg:x="9.316cm" svg:y="8.702cm">
            <draw:text-box>
              <text:p text:style-name="P10"><text:span text:style-name="T2">5</text:span></text:p>
            </draw:text-box>
          </draw:frame>
          <draw:frame draw:style-name="gr107" draw:text-style-name="P11" draw:layer="layout" svg:width="0.853cm" svg:height="0.962cm" svg:x="16.518cm" svg:y="8.123cm">
            <draw:text-box>
              <text:p text:style-name="P10"><text:span text:style-name="T2">7</text:span></text:p>
            </draw:text-box>
          </draw:frame>
          <draw:frame draw:style-name="gr108" draw:text-style-name="P11" draw:layer="layout" svg:width="0.853cm" svg:height="0.962cm" svg:x="19.477cm" svg:y="8.702cm">
            <draw:text-box>
              <text:p text:style-name="P10"><text:span text:style-name="T2">5</text:span></text:p>
            </draw:text-box>
          </draw:frame>
          <draw:frame draw:style-name="gr109" draw:text-style-name="P11" draw:layer="layout" svg:width="1.205cm" svg:height="0.963cm" svg:x="14.248cm" svg:y="9.507cm">
            <draw:text-box>
              <text:p text:style-name="P10"><text:span text:style-name="T2">15</text:span></text:p>
            </draw:text-box>
          </draw:frame>
          <draw:frame draw:style-name="gr110" draw:text-style-name="P11" draw:layer="layout" svg:width="1.282cm" svg:height="0.962cm" svg:x="17.327cm" svg:y="13.631cm">
            <draw:text-box>
              <text:p text:style-name="P10"><text:span text:style-name="T2">11</text:span></text:p>
            </draw:text-box>
          </draw:frame>
          <draw:frame draw:style-name="gr111" draw:text-style-name="P11" draw:layer="layout" svg:width="0.853cm" svg:height="0.962cm" svg:x="19.498cm" svg:y="11.319cm">
            <draw:text-box>
              <text:p text:style-name="P10"><text:span text:style-name="T2">9</text:span></text:p>
            </draw:text-box>
          </draw:frame>
          <draw:frame draw:style-name="gr112" draw:text-style-name="P11" draw:layer="layout" svg:width="0.853cm" svg:height="0.962cm" svg:x="12.55cm" svg:y="11.914cm">
            <draw:text-box>
              <text:p text:style-name="P10"><text:span text:style-name="T2">6</text:span></text:p>
            </draw:text-box>
          </draw:frame>
          <draw:frame draw:style-name="gr113" draw:text-style-name="P11" draw:layer="layout" svg:width="0.853cm" svg:height="0.962cm" svg:x="15.616cm" svg:y="11.34cm">
            <draw:text-box>
              <text:p text:style-name="P10"><text:span text:style-name="T2">8</text:span></text:p>
            </draw:text-box>
          </draw:frame>
          <draw:custom-shape draw:style-name="gr24" draw:text-style-name="P4" draw:layer="layout" svg:width="14.327cm" svg:height="8.054cm" svg:x="7.686cm" svg:y="6.442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9" draw:style-name="dp1" draw:master-page-name="Default">
        <draw:g>
          <draw:custom-shape draw:style-name="gr25" draw:text-style-name="P6" xml:id="id66" draw:id="id66" draw:layer="layout" svg:width="1.5cm" svg:height="1.5cm" svg:x="7.866cm" svg:y="6.619cm">
            <draw:glue-point draw:id="12" svg:x="4.68cm" svg:y="1.84cm"/>
            <text:p text:style-name="P5"><text:span text:style-name="T2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4" draw:text-style-name="P9" xml:id="id68" draw:id="id68" draw:layer="layout" svg:width="1.5cm" svg:height="1.5cm" svg:x="10.983cm" svg:y="9.719cm">
            <text:p text:style-name="P8"><text:span text:style-name="T2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0" draw:text-style-name="P3" draw:layer="layout" draw:type="line" svg:x1="9.366cm" svg:y1="7.369cm" svg:x2="14.1cm" svg:y2="7.369cm" draw:start-shape="id66" draw:start-glue-point="10" draw:end-shape="id67" draw:end-glue-point="6" svg:d="M9366 7369h4734" svg:viewBox="0 0 4735 1">
            <text:p/>
          </draw:connector>
          <draw:connector draw:style-name="gr2" draw:text-style-name="P3" draw:layer="layout" draw:type="line" svg:x1="12.264cm" svg:y1="9.938cm" svg:x2="14.319cm" svg:y2="7.9cm" draw:start-shape="id68" draw:start-glue-point="11" draw:end-shape="id67" draw:end-glue-point="7" svg:d="M12264 9938l2055-2038" svg:viewBox="0 0 2056 2039">
            <text:p/>
          </draw:connector>
          <draw:custom-shape draw:style-name="gr115" draw:text-style-name="P9" xml:id="id67" draw:id="id67" draw:layer="layout" svg:width="1.5cm" svg:height="1.5cm" svg:x="14.1cm" svg:y="6.619cm">
            <draw:glue-point draw:id="12" svg:x="4.68cm" svg:y="1.84cm"/>
            <text:p text:style-name="P8"><text:span text:style-name="T2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6" draw:text-style-name="P9" xml:id="id70" draw:id="id70" draw:layer="layout" svg:width="1.5cm" svg:height="1.5cm" svg:x="17.217cm" svg:y="9.72cm">
            <text:p text:style-name="P8"><text:span text:style-name="T2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5.6cm" svg:y1="7.37cm" svg:x2="20.334cm" svg:y2="7.37cm" draw:end-shape="id69" draw:end-glue-point="6" svg:d="M15600 7370h4734" svg:viewBox="0 0 4735 1">
            <text:p/>
          </draw:connector>
          <draw:connector draw:style-name="gr99" draw:text-style-name="P3" draw:layer="layout" draw:type="line" svg:x1="17.436cm" svg:y1="9.939cm" svg:x2="15.552cm" svg:y2="7.645cm" draw:start-shape="id70" draw:start-glue-point="5" draw:end-shape="id67" draw:end-glue-point="12" svg:d="M17436 9939l-1884-2294" svg:viewBox="0 0 1885 2295">
            <text:p/>
          </draw:connector>
          <draw:connector draw:style-name="gr2" draw:text-style-name="P3" draw:layer="layout" draw:type="line" svg:x1="12.483cm" svg:y1="10.469cm" svg:x2="17.217cm" svg:y2="10.47cm" draw:start-shape="id68" draw:start-glue-point="10" draw:end-shape="id70" draw:end-glue-point="6" svg:d="M12483 10469l4734 1" svg:viewBox="0 0 4735 2">
            <text:p/>
          </draw:connector>
          <draw:custom-shape draw:style-name="gr117" draw:text-style-name="P9" xml:id="id71" draw:id="id71" draw:layer="layout" svg:width="1.5cm" svg:height="1.5cm" svg:x="14.101cm" svg:y="12.819cm">
            <text:p text:style-name="P8"><text:span text:style-name="T2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5.382cm" svg:y1="13.038cm" svg:x2="17.436cm" svg:y2="11.001cm" draw:start-shape="id71" draw:start-glue-point="11" draw:end-shape="id70" draw:end-glue-point="7" svg:d="M15382 13038l2054-2037" svg:viewBox="0 0 2055 2038">
            <text:p/>
          </draw:connector>
          <draw:connector draw:style-name="gr30" draw:text-style-name="P3" draw:layer="layout" draw:type="line" svg:x1="14.32cm" svg:y1="13.038cm" svg:x2="12.264cm" svg:y2="11cm" draw:start-shape="id71" draw:start-glue-point="5" draw:end-shape="id68" draw:end-glue-point="9" svg:d="M14320 13038l-2056-2038" svg:viewBox="0 0 2057 2039">
            <text:p/>
          </draw:connector>
          <draw:connector draw:style-name="gr30" draw:text-style-name="P3" draw:layer="layout" draw:type="line" svg:x1="11.202cm" svg:y1="9.938cm" svg:x2="9.147cm" svg:y2="7.9cm" draw:start-shape="id68" draw:start-glue-point="5" draw:end-shape="id66" draw:end-glue-point="9" svg:d="M11202 9938l-2055-2038" svg:viewBox="0 0 2056 2039">
            <text:p/>
          </draw:connector>
          <draw:custom-shape draw:style-name="gr118" draw:text-style-name="P9" xml:id="id69" draw:id="id69" draw:layer="layout" svg:width="1.5cm" svg:height="1.5cm" svg:x="20.334cm" svg:y="6.62cm">
            <draw:glue-point draw:id="12" svg:x="4.68cm" svg:y="1.84cm"/>
            <text:p text:style-name="P8"><text:span text:style-name="T2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9" draw:text-style-name="P9" xml:id="id72" draw:id="id72" draw:layer="layout" svg:width="1.5cm" svg:height="1.5cm" svg:x="20.335cm" svg:y="12.82cm">
            <text:p text:style-name="P8"><text:span text:style-name="T2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20.335cm" svg:y1="13.57cm" svg:x2="15.601cm" svg:y2="13.569cm" draw:start-shape="id72" draw:start-glue-point="6" draw:end-shape="id71" draw:end-glue-point="10" svg:d="M20335 13570l-4734-1" svg:viewBox="0 0 4735 2">
            <text:p/>
          </draw:connector>
          <draw:connector draw:style-name="gr30" draw:text-style-name="P3" draw:layer="layout" draw:type="line" svg:x1="20.554cm" svg:y1="13.039cm" svg:x2="18.498cm" svg:y2="11.001cm" draw:start-shape="id72" draw:start-glue-point="5" draw:end-shape="id70" draw:end-glue-point="9" svg:d="M20554 13039l-2056-2038" svg:viewBox="0 0 2057 2039">
            <text:p/>
          </draw:connector>
          <draw:connector draw:style-name="gr50" draw:text-style-name="P3" draw:layer="layout" draw:type="line" svg:x1="18.498cm" svg:y1="9.938cm" svg:x2="20.553cm" svg:y2="7.901cm" draw:end-shape="id69" draw:end-glue-point="7" svg:d="M18498 9938l2055-2037" svg:viewBox="0 0 2056 2038">
            <text:p/>
          </draw:connector>
          <draw:frame draw:style-name="gr120" draw:text-style-name="P11" draw:layer="layout" svg:width="0.853cm" svg:height="0.962cm" svg:x="11.307cm" svg:y="6.407cm">
            <draw:text-box>
              <text:p text:style-name="P10"><text:span text:style-name="T2">7</text:span></text:p>
            </draw:text-box>
          </draw:frame>
          <draw:frame draw:style-name="gr121" draw:text-style-name="P11" draw:layer="layout" svg:width="0.853cm" svg:height="0.962cm" svg:x="17.541cm" svg:y="6.408cm">
            <draw:text-box>
              <text:p text:style-name="P10"><text:span text:style-name="T2">8</text:span></text:p>
            </draw:text-box>
          </draw:frame>
          <draw:frame draw:style-name="gr122" draw:text-style-name="P11" draw:layer="layout" svg:width="0.853cm" svg:height="0.962cm" svg:x="12.511cm" svg:y="8.123cm">
            <draw:text-box>
              <text:p text:style-name="P10"><text:span text:style-name="T2">9</text:span></text:p>
            </draw:text-box>
          </draw:frame>
          <draw:frame draw:style-name="gr123" draw:text-style-name="P11" draw:layer="layout" svg:width="0.853cm" svg:height="0.962cm" svg:x="9.316cm" svg:y="8.702cm">
            <draw:text-box>
              <text:p text:style-name="P10"><text:span text:style-name="T2">5</text:span></text:p>
            </draw:text-box>
          </draw:frame>
          <draw:frame draw:style-name="gr124" draw:text-style-name="P11" draw:layer="layout" svg:width="0.853cm" svg:height="0.962cm" svg:x="16.518cm" svg:y="8.123cm">
            <draw:text-box>
              <text:p text:style-name="P10"><text:span text:style-name="T2">7</text:span></text:p>
            </draw:text-box>
          </draw:frame>
          <draw:frame draw:style-name="gr125" draw:text-style-name="P11" draw:layer="layout" svg:width="0.853cm" svg:height="0.962cm" svg:x="19.477cm" svg:y="8.702cm">
            <draw:text-box>
              <text:p text:style-name="P10"><text:span text:style-name="T2">5</text:span></text:p>
            </draw:text-box>
          </draw:frame>
          <draw:frame draw:style-name="gr126" draw:text-style-name="P11" draw:layer="layout" svg:width="1.205cm" svg:height="0.963cm" svg:x="14.248cm" svg:y="9.507cm">
            <draw:text-box>
              <text:p text:style-name="P10"><text:span text:style-name="T2">15</text:span></text:p>
            </draw:text-box>
          </draw:frame>
          <draw:frame draw:style-name="gr127" draw:text-style-name="P11" draw:layer="layout" svg:width="1.282cm" svg:height="0.962cm" svg:x="17.327cm" svg:y="13.631cm">
            <draw:text-box>
              <text:p text:style-name="P10"><text:span text:style-name="T2">11</text:span></text:p>
            </draw:text-box>
          </draw:frame>
          <draw:frame draw:style-name="gr128" draw:text-style-name="P11" draw:layer="layout" svg:width="0.853cm" svg:height="0.962cm" svg:x="19.498cm" svg:y="11.319cm">
            <draw:text-box>
              <text:p text:style-name="P10"><text:span text:style-name="T2">9</text:span></text:p>
            </draw:text-box>
          </draw:frame>
          <draw:frame draw:style-name="gr129" draw:text-style-name="P11" draw:layer="layout" svg:width="0.853cm" svg:height="0.962cm" svg:x="12.55cm" svg:y="11.914cm">
            <draw:text-box>
              <text:p text:style-name="P10"><text:span text:style-name="T2">6</text:span></text:p>
            </draw:text-box>
          </draw:frame>
          <draw:frame draw:style-name="gr130" draw:text-style-name="P11" draw:layer="layout" svg:width="0.853cm" svg:height="0.962cm" svg:x="15.616cm" svg:y="11.34cm">
            <draw:text-box>
              <text:p text:style-name="P10"><text:span text:style-name="T2">8</text:span></text:p>
            </draw:text-box>
          </draw:frame>
          <draw:custom-shape draw:style-name="gr24" draw:text-style-name="P4" draw:layer="layout" svg:width="14.327cm" svg:height="8.054cm" svg:x="7.686cm" svg:y="6.442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0-11-02T16:30:39.974000000</dc:date>
    <meta:editing-duration>P3DT9H37M7S</meta:editing-duration>
    <meta:editing-cycles>222</meta:editing-cycles>
    <meta:generator>LibreOffice/6.4.5.2$Windows_X86_64 LibreOffice_project/a726b36747cf2001e06b58ad5db1aa3a9a1872d6</meta:generator>
    <meta:document-statistic meta:object-count="298"/>
  </office:meta>
</office:document-meta>
</file>